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inherit" svg:font-family="inherit" style:font-family-generic="roman" svg:panose-1="0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fo:margin-bottom="0in" fo:line-height="100%"/>
      <style:text-properties style:font-name="Calibri" style:font-name-complex="Calibri" fo:background-color="#FFFF00"/>
    </style:style>
    <style:style style:name="P2" style:parent-style-name="Textbody" style:list-style-name="LFO1" style:family="paragraph">
      <style:paragraph-properties fo:margin-bottom="0in" fo:line-height="100%"/>
      <style:text-properties style:font-name="Calibri" style:font-name-complex="Calibri"/>
    </style:style>
    <style:style style:name="P3" style:parent-style-name="Textbody" style:list-style-name="LFO1" style:family="paragraph">
      <style:paragraph-properties fo:margin-bottom="0in" fo:line-height="100%"/>
    </style:style>
    <style:style style:name="T4" style:parent-style-name="DefaultParagraphFont" style:family="text">
      <style:text-properties style:font-name="Calibri" style:font-name-complex="Calibri"/>
    </style:style>
    <style:style style:name="T5" style:parent-style-name="StrongEmphasis" style:family="text">
      <style:text-properties style:font-name="Calibri" style:font-name-complex="Calibri" fo:font-weight="normal" style:font-weight-asian="normal" style:font-weight-complex="normal"/>
    </style:style>
    <style:style style:name="T6" style:parent-style-name="DefaultParagraphFont" style:family="text">
      <style:text-properties style:font-name="Calibri" style:font-name-complex="Calibri"/>
    </style:style>
    <style:style style:name="P7" style:parent-style-name="Textbody" style:list-style-name="LFO1" style:family="paragraph">
      <style:paragraph-properties fo:margin-bottom="0in" fo:line-height="100%"/>
    </style:style>
    <style:style style:name="T8" style:parent-style-name="DefaultParagraphFont" style:family="text">
      <style:text-properties style:font-name="Calibri" style:font-name-complex="Calibri"/>
    </style:style>
    <style:style style:name="T9" style:parent-style-name="StrongEmphasis" style:family="text">
      <style:text-properties style:font-name="Calibri" style:font-name-complex="Calibri" fo:font-weight="normal" style:font-weight-asian="normal" style:font-weight-complex="normal"/>
    </style:style>
    <style:style style:name="T10" style:parent-style-name="DefaultParagraphFont" style:family="text">
      <style:text-properties style:font-name="Calibri" style:font-name-complex="Calibri"/>
    </style:style>
    <style:style style:name="P11" style:parent-style-name="Textbody" style:list-style-name="LFO1" style:family="paragraph">
      <style:paragraph-properties fo:margin-bottom="0in" fo:line-height="100%"/>
    </style:style>
    <style:style style:name="T12" style:parent-style-name="DefaultParagraphFont" style:family="text">
      <style:text-properties style:font-name="Calibri" style:font-name-complex="Calibri"/>
    </style:style>
    <style:style style:name="T13" style:parent-style-name="StrongEmphasis" style:family="text">
      <style:text-properties style:font-name="Calibri" style:font-name-complex="Calibri" fo:font-weight="normal" style:font-weight-asian="normal" style:font-weight-complex="normal"/>
    </style:style>
    <style:style style:name="T14" style:parent-style-name="DefaultParagraphFont" style:family="text">
      <style:text-properties style:font-name="Calibri" style:font-name-complex="Calibri"/>
    </style:style>
    <style:style style:name="P15" style:parent-style-name="Textbody" style:list-style-name="LFO1" style:family="paragraph">
      <style:paragraph-properties fo:margin-bottom="0in" fo:line-height="100%"/>
    </style:style>
    <style:style style:name="T16" style:parent-style-name="DefaultParagraphFont" style:family="text">
      <style:text-properties style:font-name="Calibri" style:font-name-complex="Calibri"/>
    </style:style>
    <style:style style:name="T17" style:parent-style-name="StrongEmphasis" style:family="text">
      <style:text-properties style:font-name="Calibri" style:font-name-complex="Calibri" fo:font-weight="normal" style:font-weight-asian="normal" style:font-weight-complex="normal"/>
    </style:style>
    <style:style style:name="P18" style:parent-style-name="Textbody" style:list-style-name="LFO1" style:family="paragraph">
      <style:paragraph-properties fo:margin-bottom="0in" fo:line-height="100%"/>
    </style:style>
    <style:style style:name="T19" style:parent-style-name="DefaultParagraphFont" style:family="text">
      <style:text-properties style:font-name="Calibri" style:font-name-complex="Calibri"/>
    </style:style>
    <style:style style:name="T20" style:parent-style-name="StrongEmphasis" style:family="text">
      <style:text-properties style:font-name="Calibri" style:font-name-complex="Calibri" fo:font-weight="normal" style:font-weight-asian="normal" style:font-weight-complex="normal"/>
    </style:style>
    <style:style style:name="T21" style:parent-style-name="DefaultParagraphFont" style:family="text">
      <style:text-properties style:font-name="Calibri" style:font-name-complex="Calibri"/>
    </style:style>
    <style:style style:name="P22" style:parent-style-name="PreformattedText" style:family="paragraph">
      <style:text-properties style:font-name="Calibri" style:font-name-complex="Calibri" fo:font-size="12pt" style:font-size-asian="12pt" style:font-size-complex="12pt"/>
    </style:style>
    <style:style style:name="P23" style:parent-style-name="Textbody" style:list-style-name="LFO2" style:family="paragraph">
      <style:paragraph-properties fo:margin-bottom="0in" fo:line-height="100%"/>
    </style:style>
    <style:style style:name="T24" style:parent-style-name="SourceText" style:family="text">
      <style:text-properties style:font-name="Calibri" style:font-name-complex="Calibri" fo:background-color="#FFFF00"/>
    </style:style>
    <style:style style:name="P25" style:parent-style-name="Textbody" style:family="paragraph">
      <style:paragraph-properties fo:margin-bottom="0in" fo:line-height="100%"/>
    </style:style>
    <style:style style:name="T26" style:parent-style-name="SourceText" style:family="text">
      <style:text-properties style:font-name="Calibri" style:font-name-complex="Calibri"/>
    </style:style>
    <style:style style:name="P27" style:parent-style-name="PreformattedText" style:family="paragraph">
      <style:paragraph-properties fo:margin-left="0.4923in">
        <style:tab-stops/>
      </style:paragraph-properties>
    </style:style>
    <style:style style:name="T28" style:parent-style-name="SourceText" style:family="text">
      <style:text-properties style:font-name="Calibri" style:font-name-complex="Calibri" fo:font-size="12pt" style:font-size-asian="12pt" style:font-size-complex="12pt"/>
    </style:style>
    <style:style style:name="P29" style:parent-style-name="PreformattedText" style:family="paragraph">
      <style:paragraph-properties fo:margin-left="0.4923in">
        <style:tab-stops/>
      </style:paragraph-properties>
    </style:style>
    <style:style style:name="T30" style:parent-style-name="SourceText" style:family="text">
      <style:text-properties style:font-name="Calibri" style:font-name-complex="Calibri" fo:font-size="12pt" style:font-size-asian="12pt" style:font-size-complex="12pt"/>
    </style:style>
    <style:style style:name="P31" style:parent-style-name="PreformattedText" style:family="paragraph">
      <style:text-properties style:font-name="Calibri" style:font-name-complex="Calibri" fo:font-size="12pt" style:font-size-asian="12pt" style:font-size-complex="12pt"/>
    </style:style>
    <style:style style:name="P32" style:parent-style-name="Textbody" style:list-style-name="LFO2" style:family="paragraph">
      <style:paragraph-properties fo:margin-bottom="0in" fo:line-height="100%"/>
    </style:style>
    <style:style style:name="T33" style:parent-style-name="SourceText" style:family="text">
      <style:text-properties style:font-name="Calibri" style:font-name-complex="Calibri" fo:background-color="#FFFF00"/>
    </style:style>
    <style:style style:name="T34" style:parent-style-name="StrongEmphasis" style:family="text">
      <style:text-properties style:font-name="Calibri" style:font-name-complex="Calibri" fo:font-weight="normal" style:font-weight-asian="normal" style:font-weight-complex="normal" fo:background-color="#FFFF00"/>
    </style:style>
    <style:style style:name="T35" style:parent-style-name="SourceText" style:family="text">
      <style:text-properties style:font-name="Calibri" style:font-name-complex="Calibri" fo:background-color="#FFFF00"/>
    </style:style>
    <style:style style:name="P36" style:parent-style-name="Textbody" style:family="paragraph">
      <style:paragraph-properties fo:margin-bottom="0in" fo:line-height="100%"/>
    </style:style>
    <style:style style:name="T37" style:parent-style-name="SourceText" style:family="text">
      <style:text-properties style:font-name="Calibri" style:font-name-complex="Calibri"/>
    </style:style>
    <style:style style:name="P38" style:parent-style-name="PreformattedText" style:family="paragraph">
      <style:paragraph-properties fo:margin-left="0.4923in">
        <style:tab-stops/>
      </style:paragraph-properties>
    </style:style>
    <style:style style:name="T39" style:parent-style-name="SourceText" style:family="text">
      <style:text-properties style:font-name="Calibri" style:font-name-complex="Calibri" fo:font-size="12pt" style:font-size-asian="12pt" style:font-size-complex="12pt"/>
    </style:style>
    <style:style style:name="P40" style:parent-style-name="PreformattedText" style:family="paragraph">
      <style:paragraph-properties fo:margin-left="0.4923in">
        <style:tab-stops/>
      </style:paragraph-properties>
    </style:style>
    <style:style style:name="T41" style:parent-style-name="SourceText" style:family="text">
      <style:text-properties style:font-name="Calibri" style:font-name-complex="Calibri" fo:font-size="12pt" style:font-size-asian="12pt" style:font-size-complex="12pt"/>
    </style:style>
    <style:style style:name="T42" style:parent-style-name="SourceText" style:family="text">
      <style:text-properties style:font-name="Calibri" style:font-name-complex="Calibri" fo:font-size="12pt" style:font-size-asian="12pt" style:font-size-complex="12pt"/>
    </style:style>
    <style:style style:name="P43" style:parent-style-name="PreformattedText" style:family="paragraph">
      <style:paragraph-properties fo:margin-left="0.4923in">
        <style:tab-stops/>
      </style:paragraph-properties>
    </style:style>
    <style:style style:name="T44" style:parent-style-name="SourceText" style:family="text">
      <style:text-properties style:font-name="Calibri" style:font-name-complex="Calibri" fo:font-size="12pt" style:font-size-asian="12pt" style:font-size-complex="12pt"/>
    </style:style>
    <style:style style:name="P45" style:parent-style-name="PreformattedText" style:family="paragraph">
      <style:paragraph-properties fo:margin-left="0.4923in">
        <style:tab-stops/>
      </style:paragraph-properties>
    </style:style>
    <style:style style:name="T46" style:parent-style-name="SourceText" style:family="text">
      <style:text-properties style:font-name="Calibri" style:font-name-complex="Calibri" fo:font-size="12pt" style:font-size-asian="12pt" style:font-size-complex="12pt"/>
    </style:style>
    <style:style style:name="P47" style:parent-style-name="Textbody" style:list-style-name="LFO2" style:family="paragraph">
      <style:paragraph-properties fo:margin-bottom="0in" fo:line-height="100%"/>
    </style:style>
    <style:style style:name="T48" style:parent-style-name="SourceText" style:family="text">
      <style:text-properties style:font-name="Calibri" style:font-name-complex="Calibri" fo:background-color="#FFFF00"/>
    </style:style>
    <style:style style:name="T49" style:parent-style-name="StrongEmphasis" style:family="text">
      <style:text-properties style:font-name="Calibri" style:font-name-complex="Calibri" fo:font-weight="normal" style:font-weight-asian="normal" style:font-weight-complex="normal" fo:background-color="#FFFF00"/>
    </style:style>
    <style:style style:name="T50" style:parent-style-name="SourceText" style:family="text">
      <style:text-properties style:font-name="Calibri" style:font-name-complex="Calibri" fo:background-color="#FFFF00"/>
    </style:style>
    <style:style style:name="T51" style:parent-style-name="SourceText" style:family="text">
      <style:text-properties style:font-name="Calibri" style:font-name-complex="Calibri" fo:font-size="12pt" style:font-size-asian="12pt" style:font-size-complex="12pt"/>
    </style:style>
    <style:style style:name="P52" style:parent-style-name="PreformattedText" style:family="paragraph">
      <style:paragraph-properties fo:margin-left="0.4923in">
        <style:tab-stops/>
      </style:paragraph-properties>
    </style:style>
    <style:style style:name="T53" style:parent-style-name="SourceText" style:family="text">
      <style:text-properties style:font-name="Calibri" style:font-name-complex="Calibri" fo:font-size="12pt" style:font-size-asian="12pt" style:font-size-complex="12pt"/>
    </style:style>
    <style:style style:name="P54" style:parent-style-name="PreformattedText" style:family="paragraph">
      <style:paragraph-properties fo:margin-left="0.4923in">
        <style:tab-stops/>
      </style:paragraph-properties>
    </style:style>
    <style:style style:name="T55" style:parent-style-name="SourceText" style:family="text">
      <style:text-properties style:font-name="Calibri" style:font-name-complex="Calibri" fo:font-size="12pt" style:font-size-asian="12pt" style:font-size-complex="12pt"/>
    </style:style>
    <style:style style:name="P56" style:parent-style-name="Textbody" style:list-style-name="LFO2" style:family="paragraph">
      <style:paragraph-properties fo:margin-bottom="0in" fo:line-height="100%"/>
    </style:style>
    <style:style style:name="T57" style:parent-style-name="SourceText" style:family="text">
      <style:text-properties style:font-name="Calibri" style:font-name-complex="Calibri" fo:background-color="#FFFF00"/>
    </style:style>
    <style:style style:name="T58" style:parent-style-name="StrongEmphasis" style:family="text">
      <style:text-properties style:font-name="Calibri" style:font-name-complex="Calibri" fo:font-weight="normal" style:font-weight-asian="normal" style:font-weight-complex="normal" fo:background-color="#FFFF00"/>
    </style:style>
    <style:style style:name="T59" style:parent-style-name="SourceText" style:family="text">
      <style:text-properties style:font-name="Calibri" style:font-name-complex="Calibri" fo:background-color="#FFFF00"/>
    </style:style>
    <style:style style:name="P60" style:parent-style-name="Textbody" style:family="paragraph">
      <style:paragraph-properties fo:margin-bottom="0in" fo:line-height="100%"/>
    </style:style>
    <style:style style:name="T61" style:parent-style-name="SourceText" style:family="text">
      <style:text-properties style:font-name="Calibri" style:font-name-complex="Calibri"/>
    </style:style>
    <style:style style:name="T62" style:parent-style-name="SourceText" style:family="text">
      <style:text-properties style:font-name="Calibri" style:font-name-complex="Calibri"/>
    </style:style>
    <style:style style:name="P63" style:parent-style-name="PreformattedText" style:family="paragraph">
      <style:paragraph-properties fo:margin-left="0.4923in">
        <style:tab-stops/>
      </style:paragraph-properties>
    </style:style>
    <style:style style:name="T64" style:parent-style-name="SourceText" style:family="text">
      <style:text-properties style:font-name="Calibri" style:font-name-complex="Calibri" fo:font-size="12pt" style:font-size-asian="12pt" style:font-size-complex="12pt"/>
    </style:style>
    <style:style style:name="P65" style:parent-style-name="PreformattedText" style:family="paragraph">
      <style:paragraph-properties fo:margin-left="0.4923in">
        <style:tab-stops/>
      </style:paragraph-properties>
    </style:style>
    <style:style style:name="T66" style:parent-style-name="SourceText" style:family="text">
      <style:text-properties style:font-name="Calibri" style:font-name-complex="Calibri" fo:font-size="12pt" style:font-size-asian="12pt" style:font-size-complex="12pt"/>
    </style:style>
    <style:style style:name="P67" style:parent-style-name="PreformattedText" style:family="paragraph">
      <style:paragraph-properties fo:margin-left="0.4923in">
        <style:tab-stops/>
      </style:paragraph-properties>
    </style:style>
    <style:style style:name="T68" style:parent-style-name="SourceText" style:family="text">
      <style:text-properties style:font-name="Calibri" style:font-name-complex="Calibri" fo:font-size="12pt" style:font-size-asian="12pt" style:font-size-complex="12pt"/>
    </style:style>
    <style:style style:name="P69" style:parent-style-name="PreformattedText" style:family="paragraph">
      <style:paragraph-properties fo:margin-left="0.4923in">
        <style:tab-stops/>
      </style:paragraph-properties>
    </style:style>
    <style:style style:name="T70" style:parent-style-name="SourceText" style:family="text">
      <style:text-properties style:font-name="Calibri" style:font-name-complex="Calibri" fo:font-size="12pt" style:font-size-asian="12pt" style:font-size-complex="12pt"/>
    </style:style>
    <style:style style:name="P71" style:parent-style-name="Textbody" style:list-style-name="LFO2" style:family="paragraph">
      <style:paragraph-properties fo:margin-bottom="0in" fo:line-height="100%"/>
      <style:text-properties style:font-name="Calibri" style:font-name-complex="Calibri" fo:background-color="#FFFF00"/>
    </style:style>
    <style:style style:name="P72" style:parent-style-name="Standard" style:family="paragraph">
      <style:text-properties style:font-name="Calibri" style:font-name-complex="Calibri"/>
    </style:style>
    <style:style style:name="P73" style:parent-style-name="PreformattedText" style:family="paragraph">
      <style:paragraph-properties fo:margin-left="0.4923in">
        <style:tab-stops/>
      </style:paragraph-properties>
    </style:style>
    <style:style style:name="T74" style:parent-style-name="SourceText" style:family="text">
      <style:text-properties style:font-name="Calibri" style:font-name-complex="Calibri" fo:font-size="12pt" style:font-size-asian="12pt" style:font-size-complex="12pt" fo:language="en" fo:country="US" style:language-complex="ar" style:country-complex="EG"/>
    </style:style>
    <style:style style:name="T75" style:parent-style-name="SourceText" style:family="text">
      <style:text-properties style:font-name="Calibri" style:font-name-complex="Calibri" fo:font-size="12pt" style:font-size-asian="12pt" style:font-size-complex="12pt" fo:language="en" fo:country="US" style:language-complex="ar" style:country-complex="EG"/>
    </style:style>
    <style:style style:name="P76" style:parent-style-name="PreformattedText" style:family="paragraph">
      <style:paragraph-properties fo:margin-left="0.4923in">
        <style:tab-stops/>
      </style:paragraph-properties>
    </style:style>
    <style:style style:name="T77" style:parent-style-name="SourceText" style:family="text">
      <style:text-properties style:font-name="Calibri" style:font-name-complex="Calibri" fo:font-size="12pt" style:font-size-asian="12pt" style:font-size-complex="12pt"/>
    </style:style>
    <style:style style:name="P78" style:parent-style-name="PreformattedText" style:family="paragraph">
      <style:paragraph-properties fo:margin-left="0.4923in">
        <style:tab-stops/>
      </style:paragraph-properties>
    </style:style>
    <style:style style:name="T79" style:parent-style-name="SourceText" style:family="text">
      <style:text-properties style:font-name="Calibri" style:font-name-complex="Calibri" fo:font-size="12pt" style:font-size-asian="12pt" style:font-size-complex="12pt"/>
    </style:style>
    <style:style style:name="P80" style:parent-style-name="Textbody" style:list-style-name="LFO2" style:family="paragraph">
      <style:paragraph-properties fo:margin-bottom="0in" fo:line-height="100%"/>
      <style:text-properties style:font-name="Calibri" style:font-name-complex="Calibri" fo:background-color="#FFFF00"/>
    </style:style>
    <style:style style:name="T81" style:parent-style-name="SourceText" style:family="text">
      <style:text-properties style:font-name="Calibri" style:font-name-complex="Calibri" fo:font-size="12pt" style:font-size-asian="12pt" style:font-size-complex="12pt"/>
    </style:style>
    <style:style style:name="P82" style:parent-style-name="PreformattedText" style:family="paragraph">
      <style:paragraph-properties fo:text-indent="0.4923in"/>
    </style:style>
    <style:style style:name="T83" style:parent-style-name="DefaultParagraphFont" style:family="text">
      <style:text-properties style:font-name="Calibri" style:font-name-complex="Calibri" fo:font-size="12pt" style:font-size-asian="12pt" style:font-size-complex="12pt"/>
    </style:style>
    <style:style style:name="T84" style:parent-style-name="SourceText" style:family="text">
      <style:text-properties style:font-name="Calibri" style:font-name-complex="Calibri" fo:font-size="12pt" style:font-size-asian="12pt" style:font-size-complex="12pt"/>
    </style:style>
    <style:style style:name="P85" style:parent-style-name="Standard" style:family="paragraph">
      <style:text-properties style:font-name="Calibri" style:font-name-complex="Calibri"/>
    </style:style>
    <style:style style:name="P86" style:parent-style-name="PreformattedText" style:family="paragraph">
      <style:paragraph-properties fo:text-indent="0.4923in"/>
      <style:text-properties style:font-name="Calibri" style:font-name-complex="Calibri" fo:font-size="12pt" style:font-size-asian="12pt" style:font-size-complex="12pt"/>
    </style:style>
    <style:style style:name="P87" style:parent-style-name="Textbody" style:list-style-name="LFO2" style:family="paragraph">
      <style:paragraph-properties fo:margin-bottom="0in" fo:line-height="100%"/>
      <style:text-properties style:font-name="Calibri" style:font-name-complex="Calibri" fo:background-color="#FFFF00"/>
    </style:style>
    <style:style style:name="T88" style:parent-style-name="SourceText" style:family="text">
      <style:text-properties style:font-name="Calibri" style:font-name-complex="Calibri" fo:color="#FF0000" fo:font-size="12pt" style:font-size-asian="12pt" style:font-size-complex="12pt"/>
    </style:style>
    <style:style style:name="T89" style:parent-style-name="SourceText" style:family="text">
      <style:text-properties style:font-name="Calibri" style:font-name-complex="Calibri" fo:color="#FF0000" fo:font-size="12pt" style:font-size-asian="12pt" style:font-size-complex="12pt"/>
    </style:style>
    <style:style style:name="P90" style:parent-style-name="PreformattedText" style:family="paragraph">
      <style:text-properties style:font-name="Calibri" style:font-name-complex="Calibri" fo:color="#FF0000" fo:font-size="12pt" style:font-size-asian="12pt" style:font-size-complex="12pt"/>
    </style:style>
    <style:style style:name="T91" style:parent-style-name="SourceText" style:family="text">
      <style:text-properties style:font-name="Calibri" style:font-name-complex="Calibri" fo:color="#FF0000" fo:font-size="12pt" style:font-size-asian="12pt" style:font-size-complex="12pt"/>
    </style:style>
    <style:style style:name="T92" style:parent-style-name="SourceText" style:family="text">
      <style:text-properties style:font-name="Calibri" style:font-name-complex="Calibri" fo:color="#FF0000" fo:font-size="12pt" style:font-size-asian="12pt" style:font-size-complex="12pt"/>
    </style:style>
    <style:style style:name="T93" style:parent-style-name="SourceText" style:family="text">
      <style:text-properties style:font-name="Calibri" style:font-name-complex="Calibri" fo:color="#FF0000" fo:font-size="12pt" style:font-size-asian="12pt" style:font-size-complex="12pt"/>
    </style:style>
    <style:style style:name="T94" style:parent-style-name="DefaultParagraphFont" style:family="text">
      <style:text-properties style:font-name="Calibri" style:font-name-complex="Calibri" fo:color="#FF0000" fo:font-size="12pt" style:font-size-asian="12pt" style:font-size-complex="12pt"/>
    </style:style>
    <style:style style:name="T95" style:parent-style-name="SourceText" style:family="text">
      <style:text-properties style:font-name="Calibri" style:font-name-complex="Calibri" fo:color="#FF0000" fo:font-size="12pt" style:font-size-asian="12pt" style:font-size-complex="12pt"/>
    </style:style>
    <style:style style:name="P96" style:parent-style-name="PreformattedText" style:family="paragraph">
      <style:text-properties style:font-name="Calibri" style:font-name-complex="Calibri" fo:color="#FF0000" fo:font-size="12pt" style:font-size-asian="12pt" style:font-size-complex="12pt"/>
    </style:style>
    <style:style style:name="P97" style:parent-style-name="PreformattedText" style:family="paragraph">
      <style:text-properties style:font-name="Calibri" style:font-name-complex="Calibri" fo:color="#FF0000" fo:font-size="12pt" style:font-size-asian="12pt" style:font-size-complex="12pt"/>
    </style:style>
    <style:style style:name="P98" style:parent-style-name="PreformattedText" style:family="paragraph">
      <style:text-properties style:font-name="Calibri" style:font-name-complex="Calibri" fo:color="#FF0000" fo:font-size="12pt" style:font-size-asian="12pt" style:font-size-complex="12pt"/>
    </style:style>
    <style:style style:name="P99" style:parent-style-name="PreformattedText" style:family="paragraph">
      <style:text-properties style:font-name="Calibri" style:font-name-complex="Calibri" fo:color="#FF0000" fo:font-size="12pt" style:font-size-asian="12pt" style:font-size-complex="12pt"/>
    </style:style>
    <style:style style:name="P100" style:parent-style-name="PreformattedText" style:family="paragraph">
      <style:text-properties style:font-name="Calibri" style:font-name-complex="Calibri" fo:color="#FF0000" fo:font-size="12pt" style:font-size-asian="12pt" style:font-size-complex="12pt"/>
    </style:style>
    <style:style style:name="P101" style:parent-style-name="PreformattedText" style:family="paragraph">
      <style:text-properties style:font-name="Calibri" style:font-name-complex="Calibri" fo:font-size="12pt" style:font-size-asian="12pt" style:font-size-complex="12pt"/>
    </style:style>
    <style:style style:name="P102" style:parent-style-name="Normal" style:family="paragraph">
      <style:paragraph-properties style:vertical-align="auto" fo:margin-bottom="0.1666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font-size="11pt" style:font-size-asian="11pt" style:font-size-complex="11pt" fo:language="en" fo:country="US" style:language-asian="en" style:country-asian="US" style:language-complex="ar" style:country-complex="SA" fo:hyphenate="true"/>
    </style:style>
    <style:style style:name="P103"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font-size="10pt" style:font-size-asian="10pt" style:font-size-complex="10pt" fo:background-color="#F8F8F8" fo:language="en" fo:country="US" style:language-asian="en" style:country-asian="US" style:language-complex="ar" style:country-complex="SA" fo:hyphenate="true"/>
    </style:style>
    <style:style style:name="P104"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font-size="10pt" style:font-size-asian="10pt" style:font-size-complex="10pt" fo:background-color="#F8F8F8" fo:language="en" fo:country="US" style:language-asian="en" style:country-asian="US" style:language-complex="ar" style:country-complex="SA" fo:hyphenate="true"/>
    </style:style>
    <style:style style:name="P105"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font-size="10pt" style:font-size-asian="10pt" style:font-size-complex="10pt" fo:background-color="#F8F8F8" fo:language="en" fo:country="US" style:language-asian="en" style:country-asian="US" style:language-complex="ar" style:country-complex="SA" fo:hyphenate="true"/>
    </style:style>
    <style:style style:name="P106"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font-size="10pt" style:font-size-asian="10pt" style:font-size-complex="10pt" fo:background-color="#F8F8F8" fo:language="en" fo:country="US" style:language-asian="en" style:country-asian="US" style:language-complex="ar" style:country-complex="SA" fo:hyphenate="true"/>
    </style:style>
    <style:style style:name="P107"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font-size="10pt" style:font-size-asian="10pt" style:font-size-complex="10pt" fo:background-color="#F8F8F8" fo:language="en" fo:country="US" style:language-asian="en" style:country-asian="US" style:language-complex="ar" style:country-complex="SA" fo:hyphenate="true"/>
    </style:style>
    <style:style style:name="P108"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font-size="10pt" style:font-size-asian="10pt" style:font-size-complex="10pt" fo:background-color="#F8F8F8" fo:language="en" fo:country="US" style:language-asian="en" style:country-asian="US" style:language-complex="ar" style:country-complex="SA" fo:hyphenate="true"/>
    </style:style>
    <style:style style:name="P109"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font-size="10pt" style:font-size-asian="10pt" style:font-size-complex="10pt" fo:background-color="#F8F8F8" fo:language="en" fo:country="US" style:language-asian="en" style:country-asian="US" style:language-complex="ar" style:country-complex="SA" fo:hyphenate="true"/>
    </style:style>
    <style:style style:name="P110"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font-size="10pt" style:font-size-asian="10pt" style:font-size-complex="10pt" fo:background-color="#F8F8F8" fo:language="en" fo:country="US" style:language-asian="en" style:country-asian="US" style:language-complex="ar" style:country-complex="SA" fo:hyphenate="true"/>
    </style:style>
    <style:style style:name="P111"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font-size="10pt" style:font-size-asian="10pt" style:font-size-complex="10pt" fo:background-color="#F8F8F8" fo:language="en" fo:country="US" style:language-asian="en" style:country-asian="US" style:language-complex="ar" style:country-complex="SA" fo:hyphenate="true"/>
    </style:style>
    <style:style style:name="P112"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font-size="10pt" style:font-size-asian="10pt" style:font-size-complex="10pt" fo:background-color="#F8F8F8" fo:language="en" fo:country="US" style:language-asian="en" style:country-asian="US" style:language-complex="ar" style:country-complex="SA" fo:hyphenate="true"/>
    </style:style>
    <style:style style:name="P113"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font-size="10pt" style:font-size-asian="10pt" style:font-size-complex="10pt" fo:background-color="#F8F8F8" fo:language="en" fo:country="US" style:language-asian="en" style:country-asian="US" style:language-complex="ar" style:country-complex="SA" fo:hyphenate="true"/>
    </style:style>
    <style:style style:name="P114"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font-size="10pt" style:font-size-asian="10pt" style:font-size-complex="10pt" fo:background-color="#F8F8F8" fo:language="en" fo:country="US" style:language-asian="en" style:country-asian="US" style:language-complex="ar" style:country-complex="SA" fo:hyphenate="true"/>
    </style:style>
    <style:style style:name="P115"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font-size="10pt" style:font-size-asian="10pt" style:font-size-complex="10pt" fo:background-color="#F8F8F8" fo:language="en" fo:country="US" style:language-asian="en" style:country-asian="US" style:language-complex="ar" style:country-complex="SA" fo:hyphenate="true"/>
    </style:style>
    <style:style style:name="P116"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font-size="10pt" style:font-size-asian="10pt" style:font-size-complex="10pt" fo:background-color="#F8F8F8" fo:language="en" fo:country="US" style:language-asian="en" style:country-asian="US" style:language-complex="ar" style:country-complex="SA" fo:hyphenate="true"/>
    </style:style>
    <style:style style:name="P117"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font-size="10pt" style:font-size-asian="10pt" style:font-size-complex="10pt" fo:background-color="#F8F8F8" fo:language="en" fo:country="US" style:language-asian="en" style:country-asian="US" style:language-complex="ar" style:country-complex="SA" fo:hyphenate="true"/>
    </style:style>
    <style:style style:name="P118"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font-size="10pt" style:font-size-asian="10pt" style:font-size-complex="10pt" fo:background-color="#F8F8F8" fo:language="en" fo:country="US" style:language-asian="en" style:country-asian="US" style:language-complex="ar" style:country-complex="SA" fo:hyphenate="true"/>
    </style:style>
    <style:style style:name="P119"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font-size="10pt" style:font-size-asian="10pt" style:font-size-complex="10pt" fo:background-color="#F8F8F8" fo:language="en" fo:country="US" style:language-asian="en" style:country-asian="US" style:language-complex="ar" style:country-complex="SA" fo:hyphenate="true"/>
    </style:style>
    <style:style style:name="P120"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1" style:parent-style-name="DefaultParagraphFont" style:family="text">
      <style:text-properties style:font-name="Calibri" style:font-name-asian="Times New Roman" style:font-name-complex="Calibri" fo:font-style="italic" style:font-style-asian="italic" style:font-style-complex="italic" style:letter-kerning="false" fo:font-size="10pt" style:font-size-asian="10pt" style:font-size-complex="10pt" fo:background-color="#F8F8F8" fo:language="en" fo:country="US" style:language-asian="en" style:country-asian="US" style:language-complex="ar" style:country-complex="SA"/>
    </style:style>
    <style:style style:name="P122" style:parent-style-name="PreformattedText" style:family="paragraph">
      <style:text-properties style:font-name="Calibri" style:font-name-complex="Calibri" fo:font-size="12pt" style:font-size-asian="12pt" style:font-size-complex="12pt"/>
    </style:style>
    <style:style style:name="P123" style:parent-style-name="PreformattedText" style:family="paragraph">
      <style:text-properties style:font-name="Calibri" style:font-name-complex="Calibri" fo:font-size="12pt" style:font-size-asian="12pt" style:font-size-complex="12pt"/>
    </style:style>
    <style:style style:name="P124" style:parent-style-name="Normal" style:family="paragraph">
      <style:paragraph-properties style:line-height-at-least="0.1979in" fo:background-color="#FFFFFF"/>
      <style:text-properties fo:hyphenate="true"/>
    </style:style>
    <style:style style:name="T125" style:parent-style-name="DefaultParagraphFont" style:family="text">
      <style:text-properties style:font-name="Calibri" style:font-name-complex="Calibri"/>
    </style:style>
    <style:style style:name="T126" style:parent-style-name="DefaultParagraphFont" style:family="text">
      <style:text-properties style:font-name="Calibri" style:font-name-asian="Times New Roman" style:font-name-complex="Calibri" fo:color="#FF0000" style:letter-kerning="false" fo:font-size="11pt" style:font-size-asian="11pt" style:font-size-complex="11pt" fo:language="en" fo:country="US" style:language-asian="en" style:country-asian="US" style:language-complex="ar" style:country-complex="SA"/>
    </style:style>
    <style:style style:name="T127" style:parent-style-name="DefaultParagraphFont" style:family="text">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style:style>
    <style:style style:name="P128" style:parent-style-name="Normal" style:family="paragraph">
      <style:paragraph-properties style:vertical-align="auto" style:line-height-at-least="0.1979in" fo:background-color="#FFFFFF"/>
      <style:text-properties fo:hyphenate="true"/>
    </style:style>
    <style:style style:name="T129" style:parent-style-name="DefaultParagraphFont" style:family="text">
      <style:text-properties style:font-name="Calibri" style:font-name-asian="Times New Roman" style:font-name-complex="Calibri" fo:color="#800000" style:letter-kerning="false" fo:font-size="11pt" style:font-size-asian="11pt" style:font-size-complex="11pt" fo:language="en" fo:country="US" style:language-asian="en" style:country-asian="US" style:language-complex="ar" style:country-complex="SA"/>
    </style:style>
    <style:style style:name="T130" style:parent-style-name="DefaultParagraphFont" style:family="text">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style:style>
    <style:style style:name="T131" style:parent-style-name="DefaultParagraphFont" style:family="text">
      <style:text-properties style:font-name="Calibri" style:font-name-asian="Times New Roman" style:font-name-complex="Calibri" fo:color="#800000" style:letter-kerning="false" fo:font-size="11pt" style:font-size-asian="11pt" style:font-size-complex="11pt" fo:language="en" fo:country="US" style:language-asian="en" style:country-asian="US" style:language-complex="ar" style:country-complex="SA"/>
    </style:style>
    <style:style style:name="P132" style:parent-style-name="Normal" style:family="paragraph">
      <style:paragraph-properties style:vertical-align="auto" style:line-height-at-least="0.1979in" fo:background-color="#FFFFFF"/>
      <style:text-properties fo:hyphenate="true"/>
    </style:style>
    <style:style style:name="T133" style:parent-style-name="DefaultParagraphFont" style:family="text">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style:style>
    <style:style style:name="T134" style:parent-style-name="DefaultParagraphFont" style:family="text">
      <style:text-properties style:font-name="Calibri" style:font-name-asian="Times New Roman" style:font-name-complex="Calibri" fo:color="#800000" style:letter-kerning="false" fo:font-size="11pt" style:font-size-asian="11pt" style:font-size-complex="11pt" fo:language="en" fo:country="US" style:language-asian="en" style:country-asian="US" style:language-complex="ar" style:country-complex="SA"/>
    </style:style>
    <style:style style:name="T135" style:parent-style-name="DefaultParagraphFont" style:family="text">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style:style>
    <style:style style:name="T136" style:parent-style-name="DefaultParagraphFont" style:family="text">
      <style:text-properties style:font-name="Calibri" style:font-name-asian="Times New Roman" style:font-name-complex="Calibri" fo:color="#800000" style:letter-kerning="false" fo:font-size="11pt" style:font-size-asian="11pt" style:font-size-complex="11pt" fo:language="en" fo:country="US" style:language-asian="en" style:country-asian="US" style:language-complex="ar" style:country-complex="SA"/>
    </style:style>
    <style:style style:name="P137" style:parent-style-name="Normal" style:family="paragraph">
      <style:paragraph-properties style:vertical-align="auto" style:line-height-at-least="0.1979in" fo:background-color="#FFFFFF"/>
      <style:text-properties fo:hyphenate="true"/>
    </style:style>
    <style:style style:name="T138" style:parent-style-name="DefaultParagraphFont" style:family="text">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style:style>
    <style:style style:name="T139" style:parent-style-name="DefaultParagraphFont" style:family="text">
      <style:text-properties style:font-name="Calibri" style:font-name-asian="Times New Roman" style:font-name-complex="Calibri" fo:color="#800000" style:letter-kerning="false" fo:font-size="11pt" style:font-size-asian="11pt" style:font-size-complex="11pt" fo:language="en" fo:country="US" style:language-asian="en" style:country-asian="US" style:language-complex="ar" style:country-complex="SA"/>
    </style:style>
    <style:style style:name="P140" style:parent-style-name="Normal" style:family="paragraph">
      <style:paragraph-properties style:vertical-align="auto" style:line-height-at-least="0.1979in" fo:background-color="#FFFFFF"/>
      <style:text-properties fo:hyphenate="true"/>
    </style:style>
    <style:style style:name="T141" style:parent-style-name="DefaultParagraphFont" style:family="text">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style:style>
    <style:style style:name="T142" style:parent-style-name="DefaultParagraphFont" style:family="text">
      <style:text-properties style:font-name="Calibri" style:font-name-asian="Times New Roman" style:font-name-complex="Calibri" fo:color="#FF0000" style:letter-kerning="false" fo:font-size="11pt" style:font-size-asian="11pt" style:font-size-complex="11pt" fo:language="en" fo:country="US" style:language-asian="en" style:country-asian="US" style:language-complex="ar" style:country-complex="SA"/>
    </style:style>
    <style:style style:name="T143" style:parent-style-name="DefaultParagraphFont" style:family="text">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style:style>
    <style:style style:name="T144" style:parent-style-name="DefaultParagraphFont" style:family="text">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style:style>
    <style:style style:name="P145" style:parent-style-name="Normal" style:family="paragraph">
      <style:paragraph-properties style:vertical-align="auto" style:line-height-at-least="0.1979in" fo:background-color="#FFFFFF"/>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P146" style:parent-style-name="Normal" style:family="paragraph">
      <style:paragraph-properties style:vertical-align="auto" style:line-height-at-least="0.1979in" fo:background-color="#FFFFFF"/>
      <style:text-properties fo:hyphenate="true"/>
    </style:style>
    <style:style style:name="T147" style:parent-style-name="DefaultParagraphFont" style:family="text">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style:style>
    <style:style style:name="T148" style:parent-style-name="DefaultParagraphFont" style:family="text">
      <style:text-properties style:font-name="Calibri" style:font-name-asian="Times New Roman" style:font-name-complex="Calibri" fo:color="#800000" style:letter-kerning="false" fo:font-size="11pt" style:font-size-asian="11pt" style:font-size-complex="11pt" fo:language="en" fo:country="US" style:language-asian="en" style:country-asian="US" style:language-complex="ar" style:country-complex="SA"/>
    </style:style>
    <style:style style:name="P149" style:parent-style-name="Normal" style:family="paragraph">
      <style:paragraph-properties style:vertical-align="auto" style:line-height-at-least="0.1979in" fo:background-color="#FFFFFF"/>
      <style:text-properties fo:hyphenate="true"/>
    </style:style>
    <style:style style:name="T150" style:parent-style-name="DefaultParagraphFont" style:family="text">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style:style>
    <style:style style:name="T151" style:parent-style-name="DefaultParagraphFont" style:family="text">
      <style:text-properties style:font-name="Calibri" style:font-name-asian="Times New Roman" style:font-name-complex="Calibri" fo:color="#800000" style:letter-kerning="false" fo:font-size="11pt" style:font-size-asian="11pt" style:font-size-complex="11pt" fo:language="en" fo:country="US" style:language-asian="en" style:country-asian="US" style:language-complex="ar" style:country-complex="SA"/>
    </style:style>
    <style:style style:name="P152" style:parent-style-name="Normal" style:family="paragraph">
      <style:paragraph-properties style:line-height-at-least="0.1979in" fo:background-color="#FFFFFF"/>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P153" style:parent-style-name="PreformattedText" style:family="paragraph">
      <style:text-properties style:font-name="Calibri" style:font-name-complex="Calibri" fo:font-size="12pt" style:font-size-asian="12pt" style:font-size-complex="12pt"/>
    </style:style>
    <style:style style:name="P154" style:parent-style-name="Textbody" style:list-style-name="LFO2" style:family="paragraph">
      <style:paragraph-properties fo:margin-bottom="0in" fo:line-height="100%"/>
    </style:style>
    <style:style style:name="T155" style:parent-style-name="DefaultParagraphFont" style:family="text">
      <style:text-properties style:font-name="Calibri" style:font-name-asian="Times New Roman" style:font-name-complex="Calibri" fo:color="#2D3133" style:letter-kerning="false" fo:background-color="#FFFF00" fo:language="en" fo:country="US" style:language-asian="en" style:country-asian="US" style:language-complex="ar" style:country-complex="SA"/>
    </style:style>
    <style:style style:name="P156" style:parent-style-name="Textbody" style:family="paragraph">
      <style:paragraph-properties fo:margin-bottom="0in" fo:line-height="100%" fo:margin-left="0.25in">
        <style:tab-stops/>
      </style:paragraph-properties>
    </style:style>
    <style:style style:name="T157" style:parent-style-name="DefaultParagraphFont" style:family="text">
      <style:text-properties style:font-name="Calibri" style:font-name-asian="Times New Roman" style:font-name-complex="Calibri" fo:color="#2D3133" style:letter-kerning="false" fo:background-color="#FFFF00" fo:language="en" fo:country="US" style:language-asian="en" style:country-asian="US" style:language-complex="ar" style:country-complex="SA"/>
    </style:style>
    <style:style style:name="T158" style:parent-style-name="SourceText" style:family="text">
      <style:text-properties style:font-name="Calibri" style:font-name-complex="Calibri" fo:font-size="12pt" style:font-size-asian="12pt" style:font-size-complex="12pt" fo:language="en" fo:country="US" style:language-complex="ar" style:country-complex="EG"/>
    </style:style>
    <style:style style:name="P159" style:parent-style-name="PreformattedText" style:family="paragraph">
      <style:text-properties style:font-name="Calibri" style:font-name-complex="Calibri" fo:color="#232629" fo:font-size="12pt" style:font-size-asian="12pt" style:font-size-complex="12pt" fo:background-color="#E3E6E8"/>
    </style:style>
    <style:style style:name="T160" style:parent-style-name="SourceText" style:family="text">
      <style:text-properties style:font-name="Calibri" style:font-name-complex="Calibri" fo:font-size="12pt" style:font-size-asian="12pt" style:font-size-complex="12pt"/>
    </style:style>
    <style:style style:name="T161" style:parent-style-name="DefaultParagraphFont" style:family="text">
      <style:text-properties style:font-name="Calibri" style:font-name-complex="Calibri" fo:color="#232629" fo:font-size="12pt" style:font-size-asian="12pt" style:font-size-complex="12pt" fo:background-color="#E3E6E8" fo:language="en" fo:country="US"/>
    </style:style>
    <style:style style:name="P162" style:parent-style-name="Normal" style:family="paragraph">
      <style:paragraph-properties style:vertical-align="auto" fo:background-color="#FFFFFF"/>
      <style:text-properties fo:hyphenate="true"/>
    </style:style>
    <style:style style:name="T163"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T164" style:parent-style-name="DefaultParagraphFont" style:family="text">
      <style:text-properties style:font-name="Calibri" style:font-name-asian="Times New Roman" style:font-name-complex="Calibri" fo:color="#0000FF" style:letter-kerning="false" fo:language="en" fo:country="US" style:language-asian="en" style:country-asian="US" style:language-complex="ar" style:country-complex="SA"/>
    </style:style>
    <style:style style:name="T165"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T166" style:parent-style-name="DefaultParagraphFont" style:family="text">
      <style:text-properties style:font-name="Calibri" style:font-name-asian="Times New Roman" style:font-name-complex="Calibri" fo:color="#A31515" style:letter-kerning="false" fo:language="en" fo:country="US" style:language-asian="en" style:country-asian="US" style:language-complex="ar" style:country-complex="SA"/>
    </style:style>
    <style:style style:name="P167" style:parent-style-name="PreformattedText" style:family="paragraph">
      <style:text-properties style:font-name="Calibri" style:font-name-complex="Calibri" fo:font-size="12pt" style:font-size-asian="12pt" style:font-size-complex="12pt" fo:language="en" fo:country="US"/>
    </style:style>
    <style:style style:name="P168" style:parent-style-name="Textbody" style:list-style-name="LFO2" style:family="paragraph">
      <style:paragraph-properties fo:margin-bottom="0in" fo:line-height="100%"/>
      <style:text-properties style:font-name="Calibri" style:font-name-asian="Times New Roman" style:font-name-complex="Calibri" fo:color="#2D3133" style:letter-kerning="false" fo:background-color="#FFFF00" fo:language="en" fo:country="US" style:language-asian="en" style:country-asian="US" style:language-complex="ar" style:country-complex="SA"/>
    </style:style>
    <style:style style:name="T169" style:parent-style-name="DefaultParagraphFont" style:family="text">
      <style:text-properties style:font-name="Calibri" style:font-name-complex="Calibri" fo:font-size="12pt" style:font-size-asian="12pt" style:font-size-complex="12pt"/>
    </style:style>
    <style:style style:name="P170" style:parent-style-name="PreformattedText" style:family="paragraph">
      <style:text-properties style:font-name="Calibri" style:font-name-complex="Calibri" fo:font-size="12pt" style:font-size-asian="12pt" style:font-size-complex="12pt"/>
    </style:style>
    <style:style style:name="P171" style:parent-style-name="PreformattedText" style:family="paragraph">
      <style:text-properties style:font-name="Calibri" style:font-name-complex="Calibri" fo:font-size="12pt" style:font-size-asian="12pt" style:font-size-complex="12pt"/>
    </style:style>
    <style:style style:name="P172" style:parent-style-name="Textbody" style:family="paragraph">
      <style:paragraph-properties fo:margin-bottom="0in" fo:line-height="100%" fo:margin-left="0.25in">
        <style:tab-stops/>
      </style:paragraph-properties>
    </style:style>
    <style:style style:name="T173" style:parent-style-name="DefaultParagraphFont" style:family="text">
      <style:text-properties style:font-name="Calibri" style:font-name-complex="Calibri"/>
    </style:style>
    <style:style style:name="T174" style:parent-style-name="StrongEmphasis" style:family="text">
      <style:text-properties style:font-name="Calibri" style:font-name-complex="Calibri" fo:font-weight="normal" style:font-weight-asian="normal" style:font-weight-complex="normal"/>
    </style:style>
    <style:style style:name="P17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6" style:parent-style-name="DefaultParagraphFont" style:family="text">
      <style:text-properties style:font-name="Calibri" style:font-name-asian="Times New Roman" style:font-name-complex="Calibri" fo:color="#333333" style:letter-kerning="false" style:language-asian="en" style:country-asian="US" style:language-complex="ar" style:country-complex="SA"/>
    </style:style>
    <style:style style:name="T177" style:parent-style-name="DefaultParagraphFont" style:family="text">
      <style:text-properties style:font-name="Calibri" style:font-name-asian="Times New Roman" style:font-name-complex="Calibri" fo:color="#333333" style:letter-kerning="false" fo:language="en" fo:country="US" style:language-asian="en" style:country-asian="US" style:language-complex="ar" style:country-complex="SA"/>
    </style:style>
    <style:style style:name="P178" style:parent-style-name="HTMLPreformatted" style:family="paragraph">
      <style:paragraph-properties style:vertical-align="baseline" fo:margin-left="0.2423in">
        <style:tab-stops>
          <style:tab-stop style:type="left" style:position="0.3937in"/>
          <style:tab-stop style:type="left" style:position="1.0298in"/>
          <style:tab-stop style:type="left" style:position="1.6659in"/>
          <style:tab-stop style:type="left" style:position="2.302in"/>
          <style:tab-stop style:type="left" style:position="2.9381in"/>
          <style:tab-stop style:type="left" style:position="3.5743in"/>
          <style:tab-stop style:type="left" style:position="4.2104in"/>
          <style:tab-stop style:type="left" style:position="4.8465in"/>
          <style:tab-stop style:type="left" style:position="5.4826in"/>
          <style:tab-stop style:type="left" style:position="6.1187in"/>
          <style:tab-stop style:type="left" style:position="6.7548in"/>
          <style:tab-stop style:type="left" style:position="7.3909in"/>
          <style:tab-stop style:type="left" style:position="8.027in"/>
          <style:tab-stop style:type="left" style:position="8.6631in"/>
          <style:tab-stop style:type="left" style:position="9.2993in"/>
          <style:tab-stop style:type="left" style:position="9.9354in"/>
        </style:tab-stops>
      </style:paragraph-properties>
    </style:style>
    <style:style style:name="T179" style:parent-style-name="DefaultParagraphFont" style:family="text">
      <style:text-properties style:font-name="Calibri" style:font-name-complex="Calibri" fo:font-weight="bold" style:font-weight-asian="bold" style:font-weight-complex="bold" fo:color="#0070C0" fo:font-size="12pt" style:font-size-asian="12pt" style:font-size-complex="12pt"/>
    </style:style>
    <style:style style:name="T180" style:parent-style-name="DefaultParagraphFont" style:family="text">
      <style:text-properties style:font-name="Calibri" style:font-name-complex="Calibri" fo:font-weight="bold" style:font-weight-asian="bold" style:font-weight-complex="bold" fo:color="#0070C0" fo:font-size="12pt" style:font-size-asian="12pt" style:font-size-complex="12pt"/>
    </style:style>
    <style:style style:name="P18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2" style:parent-style-name="DefaultParagraphFont" style:family="text">
      <style:text-properties style:font-name="Calibri" style:font-name-complex="Calibri" fo:font-weight="bold" style:font-weight-asian="bold" style:font-weight-complex="bold" fo:color="#0070C0"/>
    </style:style>
    <style:style style:name="P183" style:parent-style-name="Textbody" style:family="paragraph">
      <style:paragraph-properties fo:margin-bottom="0in" fo:line-height="100%" fo:margin-left="0.2423in">
        <style:tab-stops/>
      </style:paragraph-properties>
    </style:style>
    <style:style style:name="T184" style:parent-style-name="DefaultParagraphFont" style:family="text">
      <style:text-properties style:font-name="Calibri" style:font-name-complex="Calibri" fo:color="#FF0000" fo:font-size="11pt" style:font-size-asian="11pt" style:font-size-complex="11pt" fo:background-color="#E3E6E8"/>
    </style:style>
    <style:style style:name="P185" style:parent-style-name="HTMLPreformatted" style:family="paragraph">
      <style:paragraph-properties style:vertical-align="baseline" fo:margin-left="0.2423in">
        <style:tab-stops>
          <style:tab-stop style:type="left" style:position="0.3937in"/>
          <style:tab-stop style:type="left" style:position="1.0298in"/>
          <style:tab-stop style:type="left" style:position="1.6659in"/>
          <style:tab-stop style:type="left" style:position="2.302in"/>
          <style:tab-stop style:type="left" style:position="2.9381in"/>
          <style:tab-stop style:type="left" style:position="3.5743in"/>
          <style:tab-stop style:type="left" style:position="4.2104in"/>
          <style:tab-stop style:type="left" style:position="4.8465in"/>
          <style:tab-stop style:type="left" style:position="5.4826in"/>
          <style:tab-stop style:type="left" style:position="6.1187in"/>
          <style:tab-stop style:type="left" style:position="6.7548in"/>
          <style:tab-stop style:type="left" style:position="7.3909in"/>
          <style:tab-stop style:type="left" style:position="8.027in"/>
          <style:tab-stop style:type="left" style:position="8.6631in"/>
          <style:tab-stop style:type="left" style:position="9.2993in"/>
          <style:tab-stop style:type="left" style:position="9.9354in"/>
        </style:tab-stops>
      </style:paragraph-properties>
    </style:style>
    <style:style style:name="T186" style:parent-style-name="DefaultParagraphFont" style:family="text">
      <style:text-properties style:font-name="Calibri" style:font-name-complex="Calibri" fo:font-weight="bold" style:font-weight-asian="bold" style:font-weight-complex="bold" fo:color="#0070C0" fo:font-size="12pt" style:font-size-asian="12pt" style:font-size-complex="12pt"/>
    </style:style>
    <style:style style:name="P18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333333" style:letter-kerning="false" fo:language="en" fo:country="US" style:language-asian="en" style:country-asian="US" style:language-complex="ar" style:country-complex="SA" fo:hyphenate="true"/>
    </style:style>
    <style:style style:name="P18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9" style:parent-style-name="DefaultParagraphFont" style:family="text">
      <style:text-properties style:font-name="Calibri" style:font-name-asian="Times New Roman" style:font-name-complex="Calibri" fo:color="#333333" style:letter-kerning="false" fo:language="en" fo:country="US" style:language-asian="en" style:country-asian="US" style:language-complex="ar" style:country-complex="SA"/>
    </style:style>
    <style:style style:name="T190" style:parent-style-name="DefaultParagraphFont" style:family="text">
      <style:text-properties style:font-name="Calibri" style:font-name-asian="Times New Roman" style:font-name-complex="Calibri" fo:color="#FF0000" style:letter-kerning="false" fo:language="en" fo:country="US" style:language-asian="en" style:country-asian="US" style:language-complex="ar" style:country-complex="SA"/>
    </style:style>
    <style:style style:name="T191" style:parent-style-name="DefaultParagraphFont" style:family="text">
      <style:text-properties style:font-name="Calibri" style:font-name-asian="Times New Roman" style:font-name-complex="Calibri" fo:color="#333333" style:letter-kerning="false" fo:language="en" fo:country="US" style:language-asian="en" style:country-asian="US" style:language-complex="ar" style:country-complex="SA"/>
    </style:style>
    <style:style style:name="P19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3" style:parent-style-name="DefaultParagraphFont" style:family="text">
      <style:text-properties style:font-name="Calibri" style:font-name-asian="Times New Roman" style:font-name-complex="Calibri" fo:color="#333333" style:letter-kerning="false" fo:language="en" fo:country="US" style:language-asian="en" style:country-asian="US" style:language-complex="ar" style:country-complex="SA"/>
    </style:style>
    <style:style style:name="T194" style:parent-style-name="DefaultParagraphFont" style:family="text">
      <style:text-properties style:font-name="Calibri" style:font-name-asian="Times New Roman" style:font-name-complex="Calibri" fo:color="#FF0000" style:letter-kerning="false" fo:language="en" fo:country="US" style:language-asian="en" style:country-asian="US" style:language-complex="ar" style:country-complex="SA"/>
    </style:style>
    <style:style style:name="T195" style:parent-style-name="DefaultParagraphFont" style:family="text">
      <style:text-properties style:font-name="Calibri" style:font-name-asian="Times New Roman" style:font-name-complex="Calibri" fo:color="#333333" style:letter-kerning="false" fo:language="en" fo:country="US" style:language-asian="en" style:country-asian="US" style:language-complex="ar" style:country-complex="SA"/>
    </style:style>
    <style:style style:name="P19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7" style:parent-style-name="DefaultParagraphFont" style:family="text">
      <style:text-properties style:font-name="Calibri" style:font-name-complex="Calibri" fo:color="#242424" fo:letter-spacing="-0.0034in" fo:font-size="14pt" style:font-size-asian="14pt" style:font-size-complex="14pt" fo:background-color="#F2F2F2"/>
    </style:style>
    <style:style style:name="P19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333333" style:letter-kerning="false" fo:language="en" fo:country="US" style:language-asian="en" style:country-asian="US" style:language-complex="ar" style:country-complex="SA" fo:hyphenate="true"/>
    </style:style>
    <style:style style:name="P19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333333" style:letter-kerning="false" fo:language="en" fo:country="US" style:language-asian="en" style:country-asian="US" style:language-complex="ar" style:country-complex="SA" fo:hyphenate="true"/>
    </style:style>
    <style:style style:name="P200" style:parent-style-name="HTMLPreformatted" style:family="paragraph">
      <style:paragraph-properties style:vertical-align="baseline" fo:margin-left="0.2423in">
        <style:tab-stops>
          <style:tab-stop style:type="left" style:position="0.3937in"/>
          <style:tab-stop style:type="left" style:position="1.0298in"/>
          <style:tab-stop style:type="left" style:position="1.6659in"/>
          <style:tab-stop style:type="left" style:position="2.302in"/>
          <style:tab-stop style:type="left" style:position="2.9381in"/>
          <style:tab-stop style:type="left" style:position="3.5743in"/>
          <style:tab-stop style:type="left" style:position="4.2104in"/>
          <style:tab-stop style:type="left" style:position="4.8465in"/>
          <style:tab-stop style:type="left" style:position="5.4826in"/>
          <style:tab-stop style:type="left" style:position="6.1187in"/>
          <style:tab-stop style:type="left" style:position="6.7548in"/>
          <style:tab-stop style:type="left" style:position="7.3909in"/>
          <style:tab-stop style:type="left" style:position="8.027in"/>
          <style:tab-stop style:type="left" style:position="8.6631in"/>
          <style:tab-stop style:type="left" style:position="9.2993in"/>
          <style:tab-stop style:type="left" style:position="9.9354in"/>
        </style:tab-stops>
      </style:paragraph-properties>
      <style:text-properties style:font-name="Calibri" style:font-name-complex="Calibri" fo:font-weight="bold" style:font-weight-asian="bold" style:font-weight-complex="bold" fo:color="#0070C0" fo:font-size="12pt" style:font-size-asian="12pt" style:font-size-complex="12pt"/>
    </style:style>
    <style:style style:name="P201" style:parent-style-name="Normal" style:family="paragraph">
      <style:paragraph-properties fo:border="0.0104in solid #D6D8DB" fo:padding="0.125in" style:shadow="none" style:line-break="normal" style:vertical-align="auto" fo:margin-top="0.25in" fo:margin-bottom="0.0833in" fo:line-height="200%" fo:background-color="#F4F5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2" style:parent-style-name="DefaultParagraphFont" style:family="text">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style:style>
    <style:style style:name="T203" style:parent-style-name="DefaultParagraphFont" style:family="text">
      <style:text-properties style:font-name="Calibri" style:font-name-complex="Calibri" fo:font-weight="bold" style:font-weight-asian="bold" style:font-weight-complex="bold" fo:color="#0070C0"/>
    </style:style>
    <style:style style:name="T204" style:parent-style-name="DefaultParagraphFont" style:family="text">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style:style>
    <style:style style:name="P205" style:parent-style-name="PreformattedText" style:family="paragraph">
      <style:text-properties style:font-name="Calibri" style:font-name-complex="Calibri" fo:color="#0070C0" fo:font-size="12pt" style:font-size-asian="12pt" style:font-size-complex="12pt"/>
    </style:style>
    <style:style style:name="P206" style:parent-style-name="HTMLPreformatted" style:family="paragraph">
      <style:paragraph-properties style:vertical-align="baseline"/>
      <style:text-properties style:font-name="Calibri" style:font-name-complex="Calibri" fo:font-weight="bold" style:font-weight-asian="bold" style:font-weight-complex="bold" fo:color="#0070C0" fo:font-size="12pt" style:font-size-asian="12pt" style:font-size-complex="12pt"/>
    </style:style>
    <style:style style:name="P207" style:parent-style-name="HTMLPreformatted" style:family="paragraph">
      <style:paragraph-properties style:vertical-align="baseline"/>
    </style:style>
    <style:style style:name="T208" style:parent-style-name="DefaultParagraphFont" style:family="text">
      <style:text-properties style:font-name="Calibri" style:font-name-complex="Calibri" fo:font-weight="bold" style:font-weight-asian="bold" style:font-weight-complex="bold" fo:color="#0070C0" fo:font-size="12pt" style:font-size-asian="12pt" style:font-size-complex="12pt"/>
    </style:style>
    <style:style style:name="P209" style:parent-style-name="HTMLPreformatted" style:family="paragraph">
      <style:paragraph-properties style:vertical-align="baseline"/>
      <style:text-properties style:font-name="Calibri" style:font-name-complex="Calibri" fo:font-weight="bold" style:font-weight-asian="bold" style:font-weight-complex="bold" fo:color="#0070C0" fo:font-size="12pt" style:font-size-asian="12pt" style:font-size-complex="12pt"/>
    </style:style>
    <style:style style:name="P210" style:parent-style-name="HTMLPreformatted" style:family="paragraph">
      <style:paragraph-properties style:vertical-align="baseline"/>
      <style:text-properties style:font-name="Calibri" style:font-name-complex="Calibri" fo:font-weight="bold" style:font-weight-asian="bold" style:font-weight-complex="bold" fo:color="#0070C0" fo:font-size="12pt" style:font-size-asian="12pt" style:font-size-complex="12pt"/>
    </style:style>
    <style:style style:name="P211" style:parent-style-name="HTMLPreformatted" style:family="paragraph">
      <style:paragraph-properties style:vertical-align="baseline"/>
      <style:text-properties style:font-name="Calibri" style:font-name-complex="Calibri" fo:font-weight="bold" style:font-weight-asian="bold" style:font-weight-complex="bold" fo:color="#0070C0" fo:font-size="12pt" style:font-size-asian="12pt" style:font-size-complex="12pt"/>
    </style:style>
    <style:style style:name="P212" style:parent-style-name="HTMLPreformatted" style:family="paragraph">
      <style:text-properties style:font-name="Calibri" style:font-name-complex="Calibri" fo:font-weight="bold" style:font-weight-asian="bold" style:font-weight-complex="bold" fo:color="#0070C0" fo:font-size="12pt" style:font-size-asian="12pt" style:font-size-complex="12pt"/>
    </style:style>
    <style:style style:name="P213" style:parent-style-name="HTMLPreformatted" style:family="paragraph">
      <style:paragraph-properties style:vertical-align="baseline"/>
      <style:text-properties style:font-name="Calibri" style:font-name-complex="Calibri" fo:font-weight="bold" style:font-weight-asian="bold" style:font-weight-complex="bold" fo:color="#0070C0" fo:font-size="12pt" style:font-size-asian="12pt" style:font-size-complex="12pt"/>
    </style:style>
    <style:style style:name="P214" style:parent-style-name="HTMLPreformatted" style:family="paragraph">
      <style:paragraph-properties style:vertical-align="baseline"/>
      <style:text-properties style:font-name="Calibri" style:font-name-complex="Calibri" fo:font-weight="bold" style:font-weight-asian="bold" style:font-weight-complex="bold" fo:color="#0070C0" fo:font-size="12pt" style:font-size-asian="12pt" style:font-size-complex="12pt"/>
    </style:style>
    <style:style style:name="P215" style:parent-style-name="HTMLPreformatted" style:family="paragraph">
      <style:paragraph-properties style:vertical-align="baseline"/>
    </style:style>
    <style:style style:name="T216" style:parent-style-name="DefaultParagraphFont" style:family="text">
      <style:text-properties style:font-name="Calibri" style:font-name-complex="Calibri" fo:font-weight="bold" style:font-weight-asian="bold" style:font-weight-complex="bold" fo:color="#0070C0" fo:font-size="12pt" style:font-size-asian="12pt" style:font-size-complex="12pt"/>
    </style:style>
    <style:style style:name="P217" style:parent-style-name="HTMLPreformatted" style:family="paragraph">
      <style:paragraph-properties style:vertical-align="baseline"/>
    </style:style>
    <style:style style:name="T218" style:parent-style-name="DefaultParagraphFont" style:family="text">
      <style:text-properties style:font-name="Calibri" style:font-name-complex="Calibri" fo:font-weight="bold" style:font-weight-asian="bold" style:font-weight-complex="bold" fo:color="#0070C0" fo:font-size="12pt" style:font-size-asian="12pt" style:font-size-complex="12pt"/>
    </style:style>
    <style:style style:name="T219" style:parent-style-name="DefaultParagraphFont" style:family="text">
      <style:text-properties style:font-name="Calibri" style:font-name-complex="Calibri" fo:color="#0070C0" fo:font-size="12pt" style:font-size-asian="12pt" style:font-size-complex="12pt"/>
    </style:style>
    <style:style style:name="T220" style:parent-style-name="DefaultParagraphFont" style:family="text">
      <style:text-properties style:font-name="Calibri" style:font-name-complex="Calibri" fo:font-weight="bold" style:font-weight-asian="bold" style:font-weight-complex="bold" fo:color="#0070C0" fo:font-size="12pt" style:font-size-asian="12pt" style:font-size-complex="12pt"/>
    </style:style>
    <style:style style:name="P221" style:parent-style-name="HTMLPreformatted" style:family="paragraph">
      <style:paragraph-properties style:vertical-align="baseline"/>
      <style:text-properties style:font-name="Calibri" style:font-name-complex="Calibri" fo:font-weight="bold" style:font-weight-asian="bold" style:font-weight-complex="bold" fo:color="#0070C0" fo:font-size="12pt" style:font-size-asian="12pt" style:font-size-complex="12pt"/>
    </style:style>
    <style:style style:name="P222" style:parent-style-name="HTMLPreformatted" style:family="paragraph">
      <style:paragraph-properties style:vertical-align="baseline"/>
      <style:text-properties style:font-name="Calibri" style:font-name-complex="Calibri" fo:font-weight="bold" style:font-weight-asian="bold" style:font-weight-complex="bold" fo:color="#0070C0" fo:font-size="12pt" style:font-size-asian="12pt" style:font-size-complex="12pt"/>
    </style:style>
    <style:style style:name="P223" style:parent-style-name="HTMLPreformatted" style:family="paragraph">
      <style:paragraph-properties style:vertical-align="baseline"/>
      <style:text-properties style:font-name="Calibri" style:font-name-complex="Calibri" fo:font-weight="bold" style:font-weight-asian="bold" style:font-weight-complex="bold" fo:color="#0070C0" fo:font-size="12pt" style:font-size-asian="12pt" style:font-size-complex="12pt"/>
    </style:style>
    <style:style style:name="P224" style:parent-style-name="HTMLPreformatted" style:family="paragraph">
      <style:paragraph-properties style:vertical-align="baseline"/>
      <style:text-properties style:font-name="Calibri" style:font-name-complex="Calibri" fo:font-weight="bold" style:font-weight-asian="bold" style:font-weight-complex="bold" fo:color="#0070C0" fo:font-size="12pt" style:font-size-asian="12pt" style:font-size-complex="12pt"/>
    </style:style>
    <style:style style:name="P225" style:parent-style-name="HTMLPreformatted" style:family="paragraph">
      <style:paragraph-properties style:vertical-align="baseline"/>
    </style:style>
    <style:style style:name="T226" style:parent-style-name="DefaultParagraphFont" style:family="text">
      <style:text-properties style:font-name="Calibri" style:font-name-complex="Calibri" fo:font-weight="bold" style:font-weight-asian="bold" style:font-weight-complex="bold" fo:color="#0070C0" fo:font-size="12pt" style:font-size-asian="12pt" style:font-size-complex="12pt"/>
    </style:style>
    <style:style style:name="T227" style:parent-style-name="DefaultParagraphFont" style:family="text">
      <style:text-properties style:font-name="Calibri" style:font-name-complex="Calibri" fo:color="#0070C0" fo:font-size="12pt" style:font-size-asian="12pt" style:font-size-complex="12pt"/>
    </style:style>
    <style:style style:name="T228" style:parent-style-name="DefaultParagraphFont" style:family="text">
      <style:text-properties style:font-name="Calibri" style:font-name-complex="Calibri" fo:font-weight="bold" style:font-weight-asian="bold" style:font-weight-complex="bold" fo:color="#0070C0" fo:font-size="12pt" style:font-size-asian="12pt" style:font-size-complex="12pt"/>
    </style:style>
    <style:style style:name="P229" style:parent-style-name="HTMLPreformatted" style:family="paragraph">
      <style:paragraph-properties style:vertical-align="baseline"/>
      <style:text-properties style:font-name="Calibri" style:font-name-complex="Calibri" fo:font-weight="bold" style:font-weight-asian="bold" style:font-weight-complex="bold" fo:color="#0070C0" fo:font-size="12pt" style:font-size-asian="12pt" style:font-size-complex="12pt"/>
    </style:style>
    <style:style style:name="P230" style:parent-style-name="HTMLPreformatted" style:family="paragraph">
      <style:paragraph-properties style:vertical-align="baseline"/>
      <style:text-properties style:font-name="Calibri" style:font-name-complex="Calibri" fo:font-weight="bold" style:font-weight-asian="bold" style:font-weight-complex="bold" fo:color="#0070C0" fo:font-size="12pt" style:font-size-asian="12pt" style:font-size-complex="12pt"/>
    </style:style>
    <style:style style:name="P231" style:parent-style-name="HTMLPreformatted" style:family="paragraph">
      <style:paragraph-properties style:vertical-align="baseline"/>
      <style:text-properties style:font-name="Calibri" style:font-name-complex="Calibri" fo:font-weight="bold" style:font-weight-asian="bold" style:font-weight-complex="bold" fo:color="#0070C0" fo:font-size="12pt" style:font-size-asian="12pt" style:font-size-complex="12pt"/>
    </style:style>
    <style:style style:name="P232" style:parent-style-name="HTMLPreformatted" style:family="paragraph">
      <style:paragraph-properties style:vertical-align="baseline"/>
    </style:style>
    <style:style style:name="T233" style:parent-style-name="DefaultParagraphFont" style:family="text">
      <style:text-properties style:font-name="Calibri" style:font-name-complex="Calibri" fo:font-weight="bold" style:font-weight-asian="bold" style:font-weight-complex="bold" fo:color="#0070C0" fo:font-size="12pt" style:font-size-asian="12pt" style:font-size-complex="12pt"/>
    </style:style>
    <style:style style:name="T234" style:parent-style-name="DefaultParagraphFont" style:family="text">
      <style:text-properties style:font-name="Calibri" style:font-name-complex="Calibri" fo:color="#0070C0" fo:font-size="12pt" style:font-size-asian="12pt" style:font-size-complex="12pt"/>
    </style:style>
    <style:style style:name="T235" style:parent-style-name="DefaultParagraphFont" style:family="text">
      <style:text-properties style:font-name="Calibri" style:font-name-complex="Calibri" fo:font-weight="bold" style:font-weight-asian="bold" style:font-weight-complex="bold" fo:color="#0070C0" fo:font-size="12pt" style:font-size-asian="12pt" style:font-size-complex="12pt"/>
    </style:style>
    <style:style style:name="P236" style:parent-style-name="HTMLPreformatted" style:family="paragraph">
      <style:paragraph-properties fo:margin-bottom="0.1041in"/>
      <style:text-properties style:font-name="Calibri" style:font-name-complex="Calibri" fo:font-weight="bold" style:font-weight-asian="bold" style:font-weight-complex="bold" fo:color="#0070C0" fo:font-size="12pt" style:font-size-asian="12pt" style:font-size-complex="12pt"/>
    </style:style>
    <style:style style:name="P237" style:parent-style-name="HTMLPreformatted" style:family="paragraph">
      <style:paragraph-properties style:vertical-align="baseline" fo:margin-bottom="0.1041in"/>
      <style:text-properties style:font-name="Calibri" style:font-name-complex="Calibri" fo:color="#000000" fo:font-size="12pt" style:font-size-asian="12pt" style:font-size-complex="12pt"/>
    </style:style>
    <style:style style:name="P238" style:parent-style-name="Normal" style:family="paragraph">
      <style:paragraph-properties fo:text-align="justify" style:vertical-align="auto"/>
      <style:text-properties fo:hyphenate="true"/>
    </style:style>
    <style:style style:name="T239" style:parent-style-name="DefaultParagraphFont" style:family="text">
      <style:text-properties style:font-name="Calibri" style:font-name-complex="Calibri" fo:color="#000000"/>
    </style:style>
    <style:style style:name="P240" style:parent-style-name="Normal" style:family="paragraph">
      <style:paragraph-properties fo:text-align="justify" style:vertical-align="auto" fo:margin-left="0.25in">
        <style:tab-stops/>
      </style:paragraph-properties>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P241" style:parent-style-name="PreformattedText" style:family="paragraph">
      <style:text-properties style:font-name="Calibri" style:font-name-complex="Calibri" fo:font-size="12pt" style:font-size-asian="12pt" style:font-size-complex="12pt" fo:language="en" fo:country="US"/>
    </style:style>
    <style:style style:name="P242" style:parent-style-name="PreformattedText" style:family="paragraph">
      <style:text-properties style:font-name="Calibri" style:font-name-complex="Calibri" fo:font-size="12pt" style:font-size-asian="12pt" style:font-size-complex="12pt" fo:language="en" fo:country="US"/>
    </style:style>
    <style:style style:name="P243" style:parent-style-name="PreformattedText" style:family="paragraph">
      <style:text-properties style:font-name="Calibri" style:font-name-complex="Calibri" fo:font-size="12pt" style:font-size-asian="12pt" style:font-size-complex="12pt" fo:language="en" fo:country="US"/>
    </style:style>
    <style:style style:name="P244" style:parent-style-name="PreformattedText" style:family="paragraph">
      <style:text-properties style:font-name="Calibri" style:font-name-complex="Calibri" fo:font-size="12pt" style:font-size-asian="12pt" style:font-size-complex="12pt" fo:language="en" fo:country="US"/>
    </style:style>
    <style:style style:name="P245" style:parent-style-name="PreformattedText" style:family="paragraph">
      <style:text-properties style:font-name="Calibri" style:font-name-complex="Calibri" fo:font-size="12pt" style:font-size-asian="12pt" style:font-size-complex="12pt" fo:language="en" fo:country="US"/>
    </style:style>
    <style:style style:name="P246" style:parent-style-name="PreformattedText" style:family="paragraph">
      <style:text-properties style:font-name="Calibri" style:font-name-complex="Calibri" fo:font-size="12pt" style:font-size-asian="12pt" style:font-size-complex="12pt" fo:language="en" fo:country="US"/>
    </style:style>
    <style:style style:name="P247" style:parent-style-name="PreformattedText" style:family="paragraph">
      <style:text-properties style:font-name="Calibri" style:font-name-complex="Calibri" fo:font-size="12pt" style:font-size-asian="12pt" style:font-size-complex="12pt" fo:language="en" fo:country="US"/>
    </style:style>
    <style:style style:name="P248" style:parent-style-name="PreformattedText" style:family="paragraph">
      <style:text-properties style:font-name="Calibri" style:font-name-complex="Calibri" fo:font-size="12pt" style:font-size-asian="12pt" style:font-size-complex="12pt" fo:language="en" fo:country="US"/>
    </style:style>
    <style:style style:name="P249" style:parent-style-name="PreformattedText" style:family="paragraph">
      <style:text-properties style:font-name="Calibri" style:font-name-complex="Calibri" fo:font-size="12pt" style:font-size-asian="12pt" style:font-size-complex="12pt" fo:language="en" fo:country="US"/>
    </style:style>
    <style:style style:name="P250" style:parent-style-name="PreformattedText" style:family="paragraph">
      <style:text-properties style:font-name="Calibri" style:font-name-complex="Calibri" fo:font-size="12pt" style:font-size-asian="12pt" style:font-size-complex="12pt" fo:language="en" fo:country="US"/>
    </style:style>
    <style:style style:name="P251" style:parent-style-name="PreformattedText" style:family="paragraph">
      <style:text-properties style:font-name="Calibri" style:font-name-complex="Calibri" fo:font-size="12pt" style:font-size-asian="12pt" style:font-size-complex="12pt" fo:language="en" fo:country="US"/>
    </style:style>
    <style:style style:name="P252" style:parent-style-name="PreformattedText" style:family="paragraph">
      <style:text-properties style:font-name="Calibri" style:font-name-complex="Calibri" fo:font-size="12pt" style:font-size-asian="12pt" style:font-size-complex="12pt" fo:language="en" fo:country="US"/>
    </style:style>
    <style:style style:name="P253" style:parent-style-name="PreformattedText" style:family="paragraph">
      <style:text-properties style:font-name="Calibri" style:font-name-complex="Calibri" fo:font-size="12pt" style:font-size-asian="12pt" style:font-size-complex="12pt" fo:language="en" fo:country="US"/>
    </style:style>
    <style:style style:name="P254" style:parent-style-name="PreformattedText" style:family="paragraph">
      <style:text-properties style:font-name="Calibri" style:font-name-complex="Calibri" fo:font-size="12pt" style:font-size-asian="12pt" style:font-size-complex="12pt" fo:language="en" fo:country="US"/>
    </style:style>
    <style:style style:name="P255" style:parent-style-name="PreformattedText" style:family="paragraph">
      <style:text-properties style:font-name="Calibri" style:font-name-complex="Calibri" fo:font-size="12pt" style:font-size-asian="12pt" style:font-size-complex="12pt" fo:language="en" fo:country="US"/>
    </style:style>
    <style:style style:name="P256" style:parent-style-name="PreformattedText" style:family="paragraph">
      <style:text-properties style:font-name="Calibri" style:font-name-complex="Calibri" fo:font-size="12pt" style:font-size-asian="12pt" style:font-size-complex="12pt" fo:language="en" fo:country="US"/>
    </style:style>
    <style:style style:name="P257" style:parent-style-name="PreformattedText" style:family="paragraph">
      <style:text-properties style:font-name="Calibri" style:font-name-complex="Calibri" fo:font-size="12pt" style:font-size-asian="12pt" style:font-size-complex="12pt" fo:language="en" fo:country="US"/>
    </style:style>
    <style:style style:name="P258" style:parent-style-name="PreformattedText" style:family="paragraph">
      <style:text-properties style:font-name="Calibri" style:font-name-complex="Calibri" fo:font-size="12pt" style:font-size-asian="12pt" style:font-size-complex="12pt" fo:language="en" fo:country="US"/>
    </style:style>
    <style:style style:name="P259" style:parent-style-name="PreformattedText" style:family="paragraph">
      <style:text-properties style:font-name="Calibri" style:font-name-complex="Calibri" fo:font-size="12pt" style:font-size-asian="12pt" style:font-size-complex="12pt" fo:language="en" fo:country="US"/>
    </style:style>
    <style:style style:name="P260" style:parent-style-name="PreformattedText" style:family="paragraph">
      <style:text-properties style:font-name="Calibri" style:font-name-complex="Calibri" fo:font-size="12pt" style:font-size-asian="12pt" style:font-size-complex="12pt" fo:language="en" fo:country="US"/>
    </style:style>
    <style:style style:name="P261" style:parent-style-name="PreformattedText" style:family="paragraph">
      <style:text-properties style:font-name="Calibri" style:font-name-complex="Calibri" fo:font-size="12pt" style:font-size-asian="12pt" style:font-size-complex="12pt" fo:language="en" fo:country="US"/>
    </style:style>
    <style:style style:name="P262" style:parent-style-name="PreformattedText" style:family="paragraph">
      <style:text-properties style:font-name="Calibri" style:font-name-complex="Calibri" fo:font-size="12pt" style:font-size-asian="12pt" style:font-size-complex="12pt" fo:language="en" fo:country="US"/>
    </style:style>
    <style:style style:name="P263" style:parent-style-name="PreformattedText" style:family="paragraph">
      <style:text-properties style:font-name="Calibri" style:font-name-complex="Calibri" fo:font-size="12pt" style:font-size-asian="12pt" style:font-size-complex="12pt" fo:language="en" fo:country="US"/>
    </style:style>
    <style:style style:name="P264" style:parent-style-name="PreformattedText" style:family="paragraph">
      <style:text-properties style:font-name="Calibri" style:font-name-complex="Calibri" fo:font-size="12pt" style:font-size-asian="12pt" style:font-size-complex="12pt" fo:language="en" fo:country="US"/>
    </style:style>
    <style:style style:name="P265" style:parent-style-name="PreformattedText" style:family="paragraph">
      <style:text-properties style:font-name="Calibri" style:font-name-complex="Calibri" fo:font-size="12pt" style:font-size-asian="12pt" style:font-size-complex="12pt" fo:language="en" fo:country="US"/>
    </style:style>
    <style:style style:name="P266" style:parent-style-name="PreformattedText" style:family="paragraph">
      <style:text-properties style:font-name="Calibri" style:font-name-complex="Calibri" fo:font-size="12pt" style:font-size-asian="12pt" style:font-size-complex="12pt" fo:language="en" fo:country="US"/>
    </style:style>
    <style:style style:name="P267" style:parent-style-name="PreformattedText" style:family="paragraph">
      <style:text-properties style:font-name="Calibri" style:font-name-complex="Calibri" fo:font-size="12pt" style:font-size-asian="12pt" style:font-size-complex="12pt" fo:language="en" fo:country="US"/>
    </style:style>
    <style:style style:name="P268" style:parent-style-name="PreformattedText" style:family="paragraph">
      <style:text-properties style:font-name="Calibri" style:font-name-complex="Calibri" fo:font-size="12pt" style:font-size-asian="12pt" style:font-size-complex="12pt" fo:language="en" fo:country="US"/>
    </style:style>
    <style:style style:name="P269" style:parent-style-name="PreformattedText" style:family="paragraph">
      <style:text-properties style:font-name="Calibri" style:font-name-complex="Calibri" fo:font-size="12pt" style:font-size-asian="12pt" style:font-size-complex="12pt" fo:language="en" fo:country="US"/>
    </style:style>
    <style:style style:name="P270" style:parent-style-name="PreformattedText" style:family="paragraph">
      <style:text-properties style:font-name="Calibri" style:font-name-complex="Calibri" fo:font-size="12pt" style:font-size-asian="12pt" style:font-size-complex="12pt" fo:language="en" fo:country="US"/>
    </style:style>
    <style:style style:name="P271" style:parent-style-name="PreformattedText" style:family="paragraph">
      <style:text-properties style:font-name="Calibri" style:font-name-complex="Calibri" fo:font-size="12pt" style:font-size-asian="12pt" style:font-size-complex="12pt" fo:language="en" fo:country="US"/>
    </style:style>
    <style:style style:name="P272" style:parent-style-name="PreformattedText" style:family="paragraph">
      <style:text-properties style:font-name="Calibri" style:font-name-complex="Calibri" fo:font-size="12pt" style:font-size-asian="12pt" style:font-size-complex="12pt" fo:language="en" fo:country="US"/>
    </style:style>
    <style:style style:name="P273" style:parent-style-name="PreformattedText" style:family="paragraph">
      <style:text-properties style:font-name="Calibri" style:font-name-complex="Calibri" fo:font-size="12pt" style:font-size-asian="12pt" style:font-size-complex="12pt" fo:language="en" fo:country="US"/>
    </style:style>
    <style:style style:name="P274" style:parent-style-name="PreformattedText" style:family="paragraph">
      <style:text-properties style:font-name="Calibri" style:font-name-complex="Calibri" fo:font-size="12pt" style:font-size-asian="12pt" style:font-size-complex="12pt" fo:language="en" fo:country="US"/>
    </style:style>
    <style:style style:name="P275" style:parent-style-name="PreformattedText" style:family="paragraph">
      <style:text-properties style:font-name="Calibri" style:font-name-complex="Calibri" fo:font-size="12pt" style:font-size-asian="12pt" style:font-size-complex="12pt" fo:language="en" fo:country="US"/>
    </style:style>
    <style:style style:name="P276" style:parent-style-name="PreformattedText" style:family="paragraph">
      <style:text-properties style:font-name="Calibri" style:font-name-complex="Calibri" fo:font-size="12pt" style:font-size-asian="12pt" style:font-size-complex="12pt" fo:language="en" fo:country="US"/>
    </style:style>
    <style:style style:name="P277" style:parent-style-name="PreformattedText" style:family="paragraph">
      <style:text-properties style:font-name="Calibri" style:font-name-complex="Calibri" fo:font-size="12pt" style:font-size-asian="12pt" style:font-size-complex="12pt" fo:language="en" fo:country="US"/>
    </style:style>
    <style:style style:name="P278" style:parent-style-name="PreformattedText" style:family="paragraph">
      <style:text-properties style:font-name="Calibri" style:font-name-complex="Calibri" fo:font-size="12pt" style:font-size-asian="12pt" style:font-size-complex="12pt" fo:language="en" fo:country="US"/>
    </style:style>
    <style:style style:name="P279" style:parent-style-name="PreformattedText" style:family="paragraph">
      <style:text-properties style:font-name="Calibri" style:font-name-complex="Calibri" fo:font-size="12pt" style:font-size-asian="12pt" style:font-size-complex="12pt" fo:language="en" fo:country="US"/>
    </style:style>
    <style:style style:name="P280" style:parent-style-name="PreformattedText" style:family="paragraph">
      <style:text-properties style:font-name="Calibri" style:font-name-complex="Calibri" fo:font-size="12pt" style:font-size-asian="12pt" style:font-size-complex="12pt" fo:language="en" fo:country="US"/>
    </style:style>
    <style:style style:name="P281" style:parent-style-name="PreformattedText" style:family="paragraph">
      <style:text-properties style:font-name="Calibri" style:font-name-complex="Calibri" fo:font-size="12pt" style:font-size-asian="12pt" style:font-size-complex="12pt" fo:language="en" fo:country="US"/>
    </style:style>
    <style:style style:name="P282" style:parent-style-name="PreformattedText" style:family="paragraph">
      <style:text-properties style:font-name="Calibri" style:font-name-complex="Calibri" fo:font-size="12pt" style:font-size-asian="12pt" style:font-size-complex="12pt" fo:language="en" fo:country="US"/>
    </style:style>
    <style:style style:name="P283" style:parent-style-name="PreformattedText" style:family="paragraph">
      <style:text-properties style:font-name="Calibri" style:font-name-complex="Calibri" fo:font-size="12pt" style:font-size-asian="12pt" style:font-size-complex="12pt" fo:language="en" fo:country="US"/>
    </style:style>
    <style:style style:name="P284" style:parent-style-name="PreformattedText" style:family="paragraph">
      <style:text-properties style:font-name="Calibri" style:font-name-complex="Calibri" fo:font-size="12pt" style:font-size-asian="12pt" style:font-size-complex="12pt" fo:language="en" fo:country="US"/>
    </style:style>
    <style:style style:name="P285" style:parent-style-name="PreformattedText" style:family="paragraph">
      <style:text-properties style:font-name="Calibri" style:font-name-complex="Calibri" fo:font-size="12pt" style:font-size-asian="12pt" style:font-size-complex="12pt" fo:language="en" fo:country="US"/>
    </style:style>
    <style:style style:name="P286" style:parent-style-name="PreformattedText" style:family="paragraph">
      <style:text-properties style:font-name="Calibri" style:font-name-complex="Calibri" fo:color="#212529" fo:font-size="11pt" style:font-size-asian="11pt" style:font-size-complex="11pt" fo:background-color="#F6F9FC"/>
    </style:style>
    <style:style style:name="P287" style:parent-style-name="PreformattedText" style:family="paragraph">
      <style:text-properties style:font-name="Calibri" style:font-name-complex="Calibri" fo:color="#212529" fo:font-size="11pt" style:font-size-asian="11pt" style:font-size-complex="11pt" fo:background-color="#F6F9FC"/>
    </style:style>
    <style:style style:name="P288" style:parent-style-name="PreformattedText" style:family="paragraph">
      <style:text-properties style:font-name="Calibri" style:font-name-complex="Calibri" fo:color="#212529" fo:font-size="11pt" style:font-size-asian="11pt" style:font-size-complex="11pt" fo:background-color="#F6F9FC"/>
    </style:style>
    <style:style style:name="P289" style:parent-style-name="PreformattedText" style:family="paragraph">
      <style:text-properties style:font-name="Calibri" style:font-name-complex="Calibri" fo:color="#212529" fo:font-size="11pt" style:font-size-asian="11pt" style:font-size-complex="11pt" fo:background-color="#F6F9FC"/>
    </style:style>
    <style:style style:name="P290" style:parent-style-name="PreformattedText" style:family="paragraph">
      <style:text-properties style:font-name="Calibri" style:font-name-complex="Calibri" fo:color="#212529" fo:font-size="11pt" style:font-size-asian="11pt" style:font-size-complex="11pt" fo:background-color="#F6F9FC"/>
    </style:style>
    <style:style style:name="P291" style:parent-style-name="PreformattedText" style:family="paragraph">
      <style:text-properties style:font-name="Calibri" style:font-name-complex="Calibri" fo:color="#212529" fo:font-size="11pt" style:font-size-asian="11pt" style:font-size-complex="11pt" fo:background-color="#F6F9FC"/>
    </style:style>
    <style:style style:name="P292" style:parent-style-name="PreformattedText" style:family="paragraph">
      <style:text-properties style:font-name="Calibri" style:font-name-complex="Calibri" fo:color="#212529" fo:font-size="11pt" style:font-size-asian="11pt" style:font-size-complex="11pt" fo:background-color="#F6F9FC"/>
    </style:style>
    <style:style style:name="P293" style:parent-style-name="PreformattedText" style:family="paragraph">
      <style:text-properties style:font-name="Calibri" style:font-name-complex="Calibri" fo:color="#212529" fo:font-size="11pt" style:font-size-asian="11pt" style:font-size-complex="11pt" fo:background-color="#F6F9FC" fo:language="en" fo:country="US"/>
    </style:style>
    <style:style style:name="P294" style:parent-style-name="PreformattedText" style:family="paragraph">
      <style:text-properties style:font-name="Calibri" style:font-name-complex="Calibri" fo:color="#212529" fo:font-size="11pt" style:font-size-asian="11pt" style:font-size-complex="11pt" fo:background-color="#F6F9FC"/>
    </style:style>
    <style:style style:name="P295" style:parent-style-name="PreformattedText" style:family="paragraph">
      <style:text-properties style:font-name="Calibri" style:font-name-complex="Calibri" fo:font-size="12pt" style:font-size-asian="12pt" style:font-size-complex="12pt" fo:language="en" fo:country="US"/>
    </style:style>
    <style:style style:name="P296" style:parent-style-name="PreformattedText" style:family="paragraph">
      <style:text-properties style:font-name="Calibri" style:font-name-complex="Calibri" fo:font-size="12pt" style:font-size-asian="12pt" style:font-size-complex="12pt" fo:language="en" fo:country="US"/>
    </style:style>
    <style:style style:name="P297" style:parent-style-name="PreformattedText" style:family="paragraph">
      <style:text-properties style:font-name="Calibri" style:font-name-complex="Calibri" fo:font-size="12pt" style:font-size-asian="12pt" style:font-size-complex="12pt" fo:language="en" fo:country="US"/>
    </style:style>
    <style:style style:name="P298" style:parent-style-name="PreformattedText" style:family="paragraph">
      <style:text-properties style:font-name="Calibri" style:font-name-complex="Calibri" fo:font-size="12pt" style:font-size-asian="12pt" style:font-size-complex="12pt" fo:language="en" fo:country="US"/>
    </style:style>
    <style:style style:name="P299" style:parent-style-name="PreformattedText" style:family="paragraph">
      <style:text-properties style:font-name="Calibri" style:font-name-complex="Calibri" fo:font-size="12pt" style:font-size-asian="12pt" style:font-size-complex="12pt" fo:language="en" fo:country="US"/>
    </style:style>
    <style:style style:name="P300" style:parent-style-name="PreformattedText" style:family="paragraph">
      <style:text-properties style:font-name="Calibri" style:font-name-complex="Calibri" fo:font-size="12pt" style:font-size-asian="12pt" style:font-size-complex="12pt" fo:language="en" fo:country="US"/>
    </style:style>
    <style:style style:name="P301" style:parent-style-name="PreformattedText" style:family="paragraph">
      <style:text-properties style:font-name="Calibri" style:font-name-complex="Calibri" fo:font-size="12pt" style:font-size-asian="12pt" style:font-size-complex="12pt" fo:language="en" fo:country="US"/>
    </style:style>
    <style:style style:name="P302" style:parent-style-name="PreformattedText" style:family="paragraph">
      <style:text-properties style:font-name="Calibri" style:font-name-complex="Calibri" fo:font-size="12pt" style:font-size-asian="12pt" style:font-size-complex="12pt" fo:language="en" fo:country="US"/>
    </style:style>
    <style:style style:name="P303" style:parent-style-name="PreformattedText" style:family="paragraph">
      <style:text-properties style:font-name="Calibri" style:font-name-complex="Calibri" fo:font-size="12pt" style:font-size-asian="12pt" style:font-size-complex="12pt" fo:language="en" fo:country="US"/>
    </style:style>
    <style:style style:name="P304" style:parent-style-name="PreformattedText" style:family="paragraph">
      <style:text-properties style:font-name="Calibri" style:font-name-complex="Calibri" fo:font-size="12pt" style:font-size-asian="12pt" style:font-size-complex="12pt" fo:language="en" fo:country="US"/>
    </style:style>
    <style:style style:name="P305" style:parent-style-name="PreformattedText" style:family="paragraph">
      <style:text-properties style:font-name="Calibri" style:font-name-complex="Calibri" fo:font-size="12pt" style:font-size-asian="12pt" style:font-size-complex="12pt" fo:language="en" fo:country="US"/>
    </style:style>
    <style:style style:name="P306" style:parent-style-name="PreformattedText" style:family="paragraph">
      <style:text-properties style:font-name="Calibri" style:font-name-complex="Calibri" fo:font-size="12pt" style:font-size-asian="12pt" style:font-size-complex="12pt" fo:language="en" fo:country="US"/>
    </style:style>
    <style:style style:name="P307" style:parent-style-name="PreformattedText" style:family="paragraph">
      <style:text-properties style:font-name="Calibri" style:font-name-complex="Calibri" fo:font-size="12pt" style:font-size-asian="12pt" style:font-size-complex="12pt" fo:language="en" fo:country="US"/>
    </style:style>
    <style:style style:name="P308" style:parent-style-name="PreformattedText" style:family="paragraph">
      <style:text-properties style:font-name="Calibri" style:font-name-complex="Calibri" fo:font-size="12pt" style:font-size-asian="12pt" style:font-size-complex="12pt" fo:language="en" fo:country="US"/>
    </style:style>
    <style:style style:name="P309" style:parent-style-name="PreformattedText" style:family="paragraph">
      <style:text-properties style:font-name="Calibri" style:font-name-complex="Calibri" fo:font-size="12pt" style:font-size-asian="12pt" style:font-size-complex="12pt" fo:language="en" fo:country="US"/>
    </style:style>
    <style:style style:name="P310" style:parent-style-name="PreformattedText" style:family="paragraph">
      <style:text-properties style:font-name="Calibri" style:font-name-complex="Calibri" fo:font-size="12pt" style:font-size-asian="12pt" style:font-size-complex="12pt" fo:language="en" fo:country="US"/>
    </style:style>
    <style:style style:name="P311" style:parent-style-name="PreformattedText" style:family="paragraph">
      <style:text-properties style:font-name="Calibri" style:font-name-complex="Calibri" fo:font-size="12pt" style:font-size-asian="12pt" style:font-size-complex="12pt" fo:language="en" fo:country="US"/>
    </style:style>
    <style:style style:name="P312" style:parent-style-name="PreformattedText" style:family="paragraph">
      <style:text-properties style:font-name="Calibri" style:font-name-complex="Calibri" fo:font-size="12pt" style:font-size-asian="12pt" style:font-size-complex="12pt" fo:language="en" fo:country="US"/>
    </style:style>
    <style:style style:name="P313" style:parent-style-name="PreformattedText" style:family="paragraph">
      <style:text-properties style:font-name="Calibri" style:font-name-complex="Calibri" fo:font-size="12pt" style:font-size-asian="12pt" style:font-size-complex="12pt" fo:language="en" fo:country="US"/>
    </style:style>
    <style:style style:name="P314" style:parent-style-name="PreformattedText" style:family="paragraph">
      <style:text-properties style:font-name="Calibri" style:font-name-complex="Calibri" fo:color="#FF0000" fo:font-size="12pt" style:font-size-asian="12pt" style:font-size-complex="12pt" fo:language="en" fo:country="US"/>
    </style:style>
    <style:style style:name="P315" style:parent-style-name="PreformattedText" style:family="paragraph">
      <style:text-properties style:font-name="Calibri" style:font-name-complex="Calibri" fo:color="#FF0000" fo:font-size="12pt" style:font-size-asian="12pt" style:font-size-complex="12pt" fo:language="en" fo:country="US"/>
    </style:style>
    <style:style style:name="T316" style:parent-style-name="DefaultParagraphFont" style:family="text">
      <style:text-properties style:font-name="Calibri" style:font-name-complex="Calibri" fo:color="#212529" fo:font-size="11pt" style:font-size-asian="11pt" style:font-size-complex="11pt" fo:background-color="#F6F9FC"/>
    </style:style>
    <style:style style:name="P317" style:parent-style-name="PreformattedText" style:family="paragraph">
      <style:text-properties style:font-name="Calibri" style:font-name-complex="Calibri" fo:font-size="12pt" style:font-size-asian="12pt" style:font-size-complex="12pt" fo:language="en" fo:country="US"/>
    </style:style>
    <style:style style:name="P318" style:parent-style-name="PreformattedText" style:family="paragraph">
      <style:text-properties style:font-name="Calibri" style:font-name-complex="Calibri" fo:font-size="12pt" style:font-size-asian="12pt" style:font-size-complex="12pt" fo:language="en" fo:country="US"/>
    </style:style>
    <style:style style:name="P319" style:parent-style-name="PreformattedText" style:family="paragraph">
      <style:text-properties style:font-name="Calibri" style:font-name-complex="Calibri" fo:font-size="12pt" style:font-size-asian="12pt" style:font-size-complex="12pt" fo:language="en" fo:country="US"/>
    </style:style>
    <style:style style:name="T320" style:parent-style-name="DefaultParagraphFont" style:family="text">
      <style:text-properties style:font-name="Calibri" style:font-name-complex="Calibri" fo:color="#242424" fo:letter-spacing="-0.0034in" fo:font-size="11pt" style:font-size-asian="11pt" style:font-size-complex="11pt" fo:background-color="#F2F2F2"/>
    </style:style>
    <style:style style:name="T321" style:parent-style-name="Hyperlink" style:family="text">
      <style:text-properties style:font-name="Calibri" style:font-name-complex="Calibri" fo:letter-spacing="-0.0034in" fo:font-size="11pt" style:font-size-asian="11pt" style:font-size-complex="11pt" fo:background-color="#F2F2F2"/>
    </style:style>
    <style:style style:name="P322" style:parent-style-name="PreformattedText" style:family="paragraph">
      <style:text-properties style:font-name="Calibri" style:font-name-complex="Calibri" fo:font-size="12pt" style:font-size-asian="12pt" style:font-size-complex="12pt" fo:language="en" fo:country="US"/>
    </style:style>
    <style:style style:name="P323" style:parent-style-name="PreformattedText" style:family="paragraph">
      <style:text-properties style:font-name="Calibri" style:font-name-complex="Calibri" fo:font-size="12pt" style:font-size-asian="12pt" style:font-size-complex="12pt" fo:language="en" fo:country="US"/>
    </style:style>
    <style:style style:name="P324" style:parent-style-name="PreformattedText" style:family="paragraph">
      <style:text-properties style:font-name="Calibri" style:font-name-complex="Calibri" fo:font-size="12pt" style:font-size-asian="12pt" style:font-size-complex="12pt" fo:language="en" fo:country="US"/>
    </style:style>
    <style:style style:name="P325" style:parent-style-name="PreformattedText" style:family="paragraph">
      <style:text-properties style:font-name="Calibri" style:font-name-complex="Calibri" fo:font-size="12pt" style:font-size-asian="12pt" style:font-size-complex="12pt" fo:language="en" fo:country="US"/>
    </style:style>
    <style:style style:name="P326" style:parent-style-name="PreformattedText" style:family="paragraph">
      <style:text-properties style:font-name="Calibri" style:font-name-complex="Calibri" fo:color="#242424" fo:letter-spacing="-0.0034in" fo:font-size="11pt" style:font-size-asian="11pt" style:font-size-complex="11pt" fo:background-color="#F2F2F2"/>
    </style:style>
    <style:style style:name="P327" style:parent-style-name="PreformattedText" style:family="paragraph">
      <style:text-properties style:font-name="Calibri" style:font-name-complex="Calibri" fo:color="#242424" fo:letter-spacing="-0.0034in" fo:font-size="11pt" style:font-size-asian="11pt" style:font-size-complex="11pt" fo:background-color="#F2F2F2"/>
    </style:style>
    <style:style style:name="P328" style:parent-style-name="PreformattedText" style:family="paragraph">
      <style:text-properties style:font-name="Calibri" style:font-name-complex="Calibri" fo:font-size="12pt" style:font-size-asian="12pt" style:font-size-complex="12pt" fo:language="en" fo:country="US"/>
    </style:style>
    <style:style style:name="P329" style:parent-style-name="PreformattedText" style:family="paragraph">
      <style:text-properties style:font-name="Calibri" style:font-name-complex="Calibri" fo:font-size="12pt" style:font-size-asian="12pt" style:font-size-complex="12pt" fo:language="en" fo:country="US"/>
    </style:style>
    <style:style style:name="P330" style:parent-style-name="PreformattedText" style:family="paragraph">
      <style:text-properties style:font-name="Calibri" style:font-name-complex="Calibri" fo:font-size="12pt" style:font-size-asian="12pt" style:font-size-complex="12pt" fo:language="en" fo:country="US"/>
    </style:style>
    <style:style style:name="P331"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32" style:parent-style-name="DefaultParagraphFont" style:family="text">
      <style:text-properties style:font-name="Calibri" style:font-name-asian="Times New Roman" style:font-name-complex="Calibri" style:letter-kerning="false" fo:font-size="11pt" style:font-size-asian="11pt" style:font-size-complex="11pt" fo:language="en" fo:country="US" style:language-asian="en" style:country-asian="US" style:language-complex="ar" style:country-complex="SA"/>
    </style:style>
    <style:style style:name="P333" style:parent-style-name="PreformattedText" style:family="paragraph">
      <style:text-properties style:font-name="Calibri" style:font-name-complex="Calibri" fo:font-size="12pt" style:font-size-asian="12pt" style:font-size-complex="12pt" fo:language="en" fo:country="US"/>
    </style:style>
    <style:style style:name="P334" style:parent-style-name="PreformattedText" style:family="paragraph">
      <style:text-properties style:font-name="Calibri" style:font-name-complex="Calibri" fo:color="#242424" fo:letter-spacing="-0.0034in" fo:font-size="11pt" style:font-size-asian="11pt" style:font-size-complex="11pt" fo:background-color="#F2F2F2"/>
    </style:style>
    <style:style style:name="P335" style:parent-style-name="PreformattedText" style:family="paragraph">
      <style:text-properties style:font-name="Calibri" style:font-name-complex="Calibri" fo:color="#242424" fo:letter-spacing="-0.0034in" fo:font-size="11pt" style:font-size-asian="11pt" style:font-size-complex="11pt" fo:background-color="#F2F2F2"/>
    </style:style>
    <style:style style:name="T336" style:parent-style-name="Emphasis" style:family="text">
      <style:text-properties style:font-name="Calibri" style:font-name-complex="Calibri" fo:color="#242424" fo:letter-spacing="-0.0034in" fo:font-size="11pt" style:font-size-asian="11pt" style:font-size-complex="11pt" fo:background-color="#F2F2F2"/>
    </style:style>
    <style:style style:name="P337" style:parent-style-name="PreformattedText" style:family="paragraph">
      <style:text-properties style:font-name="Calibri" style:font-name-complex="Calibri" fo:color="#242424" fo:letter-spacing="-0.0034in" fo:font-size="11pt" style:font-size-asian="11pt" style:font-size-complex="11pt" fo:background-color="#F2F2F2"/>
    </style:style>
    <style:style style:name="P338" style:parent-style-name="PreformattedText" style:family="paragraph">
      <style:text-properties style:font-name="Calibri" style:font-name-complex="Calibri" fo:color="#242424" fo:letter-spacing="-0.0034in" fo:font-size="11pt" style:font-size-asian="11pt" style:font-size-complex="11pt" fo:background-color="#F2F2F2"/>
    </style:style>
    <style:style style:name="P339" style:parent-style-name="PreformattedText" style:family="paragraph">
      <style:text-properties style:font-name="Calibri" style:font-name-complex="Calibri" fo:color="#242424" fo:letter-spacing="-0.0034in" fo:font-size="11pt" style:font-size-asian="11pt" style:font-size-complex="11pt" fo:background-color="#F2F2F2"/>
    </style:style>
    <style:style style:name="P340" style:parent-style-name="PreformattedText" style:family="paragraph">
      <style:text-properties style:font-name="Calibri" style:font-name-complex="Calibri" fo:color="#242424" fo:letter-spacing="-0.0034in" fo:font-size="11pt" style:font-size-asian="11pt" style:font-size-complex="11pt" fo:background-color="#F2F2F2"/>
    </style:style>
    <style:style style:name="P341" style:parent-style-name="PreformattedText" style:family="paragraph">
      <style:text-properties style:font-name="Calibri" style:font-name-complex="Calibri" fo:color="#242424" fo:letter-spacing="-0.0034in" fo:font-size="11pt" style:font-size-asian="11pt" style:font-size-complex="11pt" fo:background-color="#F2F2F2"/>
    </style:style>
    <style:style style:name="P342" style:parent-style-name="PreformattedText" style:family="paragraph">
      <style:text-properties style:font-name="Calibri" style:font-name-complex="Calibri" fo:color="#242424" fo:letter-spacing="-0.0034in" fo:font-size="11pt" style:font-size-asian="11pt" style:font-size-complex="11pt" fo:background-color="#F2F2F2"/>
    </style:style>
    <style:style style:name="P343" style:parent-style-name="PreformattedText" style:family="paragraph">
      <style:text-properties style:font-name="Calibri" style:font-name-complex="Calibri" fo:color="#242424" fo:letter-spacing="-0.0034in" fo:font-size="11pt" style:font-size-asian="11pt" style:font-size-complex="11pt" fo:background-color="#F2F2F2"/>
    </style:style>
    <style:style style:name="P344" style:parent-style-name="PreformattedText" style:family="paragraph">
      <style:text-properties style:font-name="Calibri" style:font-name-complex="Calibri" fo:color="#242424" fo:letter-spacing="-0.0034in" fo:font-size="11pt" style:font-size-asian="11pt" style:font-size-complex="11pt" fo:background-color="#F2F2F2"/>
    </style:style>
    <style:style style:name="P345" style:parent-style-name="PreformattedText" style:family="paragraph">
      <style:text-properties style:font-name="Calibri" style:font-name-complex="Calibri" fo:color="#242424" fo:letter-spacing="-0.0034in" fo:font-size="11pt" style:font-size-asian="11pt" style:font-size-complex="11pt" fo:background-color="#F2F2F2"/>
    </style:style>
    <style:style style:name="T346" style:parent-style-name="Emphasis" style:family="text">
      <style:text-properties style:font-name="Calibri" style:font-name-complex="Calibri" fo:font-style="normal" style:font-style-asian="normal" style:font-style-complex="normal" fo:color="#242424" fo:letter-spacing="-0.0034in" fo:font-size="11pt" style:font-size-asian="11pt" style:font-size-complex="11pt" fo:background-color="#F2F2F2"/>
    </style:style>
    <style:style style:name="P34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style:letter-kerning="false" fo:font-size="11pt" style:font-size-asian="11pt" style:font-size-complex="11pt" fo:language="en" fo:country="US" style:language-asian="en" style:country-asian="US" style:language-complex="ar" style:country-complex="SA" fo:hyphenate="true"/>
    </style:style>
    <style:style style:name="P348"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9" style:parent-style-name="DefaultParagraphFont" style:family="text">
      <style:text-properties style:font-name="Calibri" style:font-name-asian="Times New Roman" style:font-name-complex="Calibri" style:letter-kerning="false" fo:font-size="11pt" style:font-size-asian="11pt" style:font-size-complex="11pt" fo:language="en" fo:country="US" style:language-asian="en" style:country-asian="US" style:language-complex="ar" style:country-complex="SA"/>
    </style:style>
    <style:style style:name="T350" style:parent-style-name="Emphasis" style:family="text">
      <style:text-properties style:font-name="Calibri" style:font-name-complex="Calibri" fo:font-style="normal" style:font-style-asian="normal" style:font-style-complex="normal" fo:color="#FF0000" fo:letter-spacing="-0.0034in" fo:font-size="11pt" style:font-size-asian="11pt" style:font-size-complex="11pt" fo:background-color="#F2F2F2"/>
    </style:style>
    <style:style style:name="P351" style:parent-style-name="PreformattedText" style:family="paragraph">
      <style:text-properties style:font-name="Calibri" style:font-name-complex="Calibri" fo:color="#FF0000" fo:letter-spacing="-0.0034in" fo:font-size="11pt" style:font-size-asian="11pt" style:font-size-complex="11pt" fo:background-color="#F2F2F2"/>
    </style:style>
    <style:style style:name="P352" style:parent-style-name="PreformattedText" style:family="paragraph">
      <style:text-properties style:font-name="Calibri" style:font-name-complex="Calibri" fo:color="#FF0000" fo:letter-spacing="-0.0034in" fo:font-size="11pt" style:font-size-asian="11pt" style:font-size-complex="11pt" fo:background-color="#F2F2F2"/>
    </style:style>
    <style:style style:name="P353" style:parent-style-name="PreformattedText" style:family="paragraph">
      <style:text-properties style:font-name="Calibri" style:font-name-complex="Calibri" fo:color="#FF0000" fo:letter-spacing="-0.0034in" fo:font-size="11pt" style:font-size-asian="11pt" style:font-size-complex="11pt" fo:background-color="#F2F2F2"/>
    </style:style>
    <style:style style:name="P354" style:parent-style-name="PreformattedText" style:family="paragraph">
      <style:text-properties style:font-name="Calibri" style:font-name-complex="Calibri" fo:color="#FF0000" fo:letter-spacing="-0.0034in" fo:font-size="11pt" style:font-size-asian="11pt" style:font-size-complex="11pt" fo:background-color="#F2F2F2"/>
    </style:style>
    <style:style style:name="P355" style:parent-style-name="PreformattedText" style:family="paragraph">
      <style:text-properties style:font-name="Calibri" style:font-name-complex="Calibri" fo:color="#FF0000" fo:letter-spacing="-0.0034in" fo:font-size="11pt" style:font-size-asian="11pt" style:font-size-complex="11pt" fo:background-color="#F2F2F2"/>
    </style:style>
    <style:style style:name="P356"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57" style:parent-style-name="DefaultParagraphFont" style:family="text">
      <style:text-properties style:font-name="Calibri" style:font-name-asian="Times New Roman" style:font-name-complex="Calibri" fo:color="#FF0000" style:letter-kerning="false" fo:font-size="11pt" style:font-size-asian="11pt" style:font-size-complex="11pt" fo:language="en" fo:country="US" style:language-asian="en" style:country-asian="US" style:language-complex="ar" style:country-complex="SA"/>
    </style:style>
    <style:style style:name="T358" style:parent-style-name="DefaultParagraphFont" style:family="text">
      <style:text-properties style:font-name="Calibri" style:font-name-asian="Times New Roman" style:font-name-complex="Calibri" fo:color="#FF0000" style:letter-kerning="false" fo:font-size="11pt" style:font-size-asian="11pt" style:font-size-complex="11pt" fo:language="en" fo:country="US" style:language-asian="en" style:country-asian="US" style:language-complex="ar" style:country-complex="SA"/>
    </style:style>
    <style:style style:name="T359" style:parent-style-name="DefaultParagraphFont" style:family="text">
      <style:text-properties style:font-name="Calibri" style:font-name-asian="Times New Roman" style:font-name-complex="Calibri" fo:color="#FF0000" style:letter-kerning="false" fo:font-size="11pt" style:font-size-asian="11pt" style:font-size-complex="11pt" fo:language="en" fo:country="US" style:language-asian="en" style:country-asian="US" style:language-complex="ar" style:country-complex="SA"/>
    </style:style>
    <style:style style:name="P360" style:parent-style-name="PreformattedText" style:family="paragraph">
      <style:text-properties style:font-name="Calibri" style:font-name-complex="Calibri" fo:color="#242424" fo:letter-spacing="-0.0034in" fo:font-size="11pt" style:font-size-asian="11pt" style:font-size-complex="11pt" fo:background-color="#F2F2F2" fo:language="en" fo:country="US"/>
    </style:style>
    <style:style style:name="P361" style:parent-style-name="PreformattedText" style:family="paragraph">
      <style:text-properties style:font-name="Calibri" style:font-name-complex="Calibri" fo:color="#242424" fo:letter-spacing="-0.0034in" fo:font-size="11pt" style:font-size-asian="11pt" style:font-size-complex="11pt" fo:background-color="#F2F2F2"/>
    </style:style>
    <style:style style:name="P362" style:parent-style-name="PreformattedText" style:family="paragraph">
      <style:text-properties style:font-name="Calibri" style:font-name-asian="Times New Roman" style:font-name-complex="Calibri" fo:color="#222222" style:letter-kerning="false" fo:font-size="11pt" style:font-size-asian="11pt" style:font-size-complex="11pt" fo:language="en" fo:country="US" style:language-asian="en" style:country-asian="US" style:language-complex="ar" style:country-complex="SA"/>
    </style:style>
    <style:style style:name="P363" style:parent-style-name="PreformattedText" style:family="paragraph">
      <style:text-properties style:font-name="Calibri" style:font-name-complex="Calibri" fo:font-size="12pt" style:font-size-asian="12pt" style:font-size-complex="12pt" fo:language="en" fo:country="US"/>
    </style:style>
    <style:style style:name="P364" style:parent-style-name="Normal" style:family="paragraph">
      <style:paragraph-properties style:vertical-align="auto" style:line-height-at-least="0.1979in" fo:background-color="#FFFFFF"/>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P365" style:parent-style-name="Normal" style:family="paragraph">
      <style:paragraph-properties style:vertical-align="auto" style:line-height-at-least="0.1979in" fo:background-color="#FFFFFF"/>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P366" style:parent-style-name="Normal" style:family="paragraph">
      <style:paragraph-properties fo:margin-left="0.5625in">
        <style:tab-stops/>
      </style:paragraph-properties>
      <style:text-properties style:font-name="Calibri" style:font-name-complex="Calibri" fo:font-weight="bold" style:font-weight-asian="bold" style:font-weight-complex="bold" fo:font-size="14pt" style:font-size-asian="14pt" style:font-size-complex="14pt"/>
    </style:style>
    <style:style style:name="P367" style:parent-style-name="Normal" style:family="paragraph">
      <style:paragraph-properties fo:margin-left="0.5625in">
        <style:tab-stops/>
      </style:paragraph-properties>
      <style:text-properties style:font-name="Calibri" style:font-name-complex="Calibri" fo:font-weight="bold" style:font-weight-asian="bold" style:font-weight-complex="bold" fo:font-size="14pt" style:font-size-asian="14pt" style:font-size-complex="14pt"/>
    </style:style>
    <style:style style:name="P368" style:parent-style-name="Normal" style:family="paragraph">
      <style:paragraph-properties style:vertical-align="auto" style:line-height-at-least="0.1979in" fo:background-color="#FFFFFF"/>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P369" style:parent-style-name="PreformattedText" style:family="paragraph">
      <style:text-properties style:font-name="Calibri" style:font-name-complex="Calibri" fo:font-size="12pt" style:font-size-asian="12pt" style:font-size-complex="12pt" fo:language="en" fo:country="US"/>
    </style:style>
    <style:style style:name="P370" style:parent-style-name="PreformattedText" style:family="paragraph">
      <style:text-properties style:font-name="Calibri" style:font-name-complex="Calibri" fo:color="#FF0000" fo:font-size="11pt" style:font-size-asian="11pt" style:font-size-complex="11pt" fo:background-color="#E3E6E8"/>
    </style:style>
    <style:style style:name="P371" style:parent-style-name="PreformattedText" style:family="paragraph">
      <style:text-properties style:font-name="Calibri" style:font-name-complex="Calibri" fo:font-size="12pt" style:font-size-asian="12pt" style:font-size-complex="12pt" fo:language="en" fo:country="US"/>
    </style:style>
    <style:style style:name="P372" style:parent-style-name="PreformattedText" style:family="paragraph">
      <style:text-properties style:font-name="Calibri" style:font-name-complex="Calibri" fo:color="#242424" fo:letter-spacing="-0.0034in" fo:font-size="11pt" style:font-size-asian="11pt" style:font-size-complex="11pt" fo:background-color="#F2F2F2"/>
    </style:style>
    <style:style style:name="P373" style:parent-style-name="PreformattedText" style:family="paragraph">
      <style:text-properties style:font-name="Calibri" style:font-name-complex="Calibri" fo:color="#242424" fo:letter-spacing="-0.0034in" fo:font-size="11pt" style:font-size-asian="11pt" style:font-size-complex="11pt" fo:background-color="#F2F2F2"/>
    </style:style>
    <style:style style:name="P374" style:parent-style-name="Normal" style:family="paragraph">
      <style:paragraph-properties style:vertical-align="auto" fo:background-color="#E4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75" style:parent-style-name="DefaultParagraphFont" style:family="text">
      <style:text-properties style:font-name="Calibri" style:font-name-asian="Times New Roman" style:font-name-complex="Calibri" fo:color="#383A42" style:letter-kerning="false" fo:font-size="11pt" style:font-size-asian="11pt" style:font-size-complex="11pt" fo:background-color="#E4E5E5" fo:language="en" fo:country="US" style:language-asian="en" style:country-asian="US" style:language-complex="ar" style:country-complex="SA"/>
    </style:style>
    <style:style style:name="T376" style:parent-style-name="DefaultParagraphFont" style:family="text">
      <style:text-properties style:font-name="Calibri" style:font-name-complex="Calibri" fo:color="#242424" fo:letter-spacing="-0.0034in" fo:font-size="14pt" style:font-size-asian="14pt" style:font-size-complex="14pt" fo:background-color="#F2F2F2"/>
    </style:style>
    <style:style style:name="T377" style:parent-style-name="DefaultParagraphFont" style:family="text">
      <style:text-properties style:font-name="Calibri" style:font-name-asian="Times New Roman" style:font-name-complex="Calibri" fo:color="#383A42" style:letter-kerning="false" fo:font-size="11pt" style:font-size-asian="11pt" style:font-size-complex="11pt" fo:background-color="#E4E5E5" fo:language="en" fo:country="US" style:language-asian="en" style:country-asian="US" style:language-complex="ar" style:country-complex="SA"/>
    </style:style>
    <style:style style:name="T378" style:parent-style-name="DefaultParagraphFont" style:family="text">
      <style:text-properties style:font-name="Calibri" style:font-name-asian="Times New Roman" style:font-name-complex="Calibri" fo:color="#383A42" style:letter-kerning="false" fo:font-size="11pt" style:font-size-asian="11pt" style:font-size-complex="11pt" fo:background-color="#E4E5E5" fo:language="en" fo:country="US" style:language-asian="en" style:country-asian="US" style:language-complex="ar" style:country-complex="SA"/>
    </style:style>
    <style:style style:name="P379" style:parent-style-name="PreformattedText" style:family="paragraph">
      <style:text-properties style:font-name="Calibri" style:font-name-complex="Calibri" fo:color="#242424" fo:letter-spacing="-0.0034in" fo:font-size="11pt" style:font-size-asian="11pt" style:font-size-complex="11pt" fo:background-color="#F2F2F2"/>
    </style:style>
    <style:style style:name="P380" style:parent-style-name="PreformattedText" style:family="paragraph">
      <style:text-properties style:font-name="Calibri" style:font-name-complex="Calibri" fo:color="#242424" fo:letter-spacing="-0.0034in" fo:font-size="11pt" style:font-size-asian="11pt" style:font-size-complex="11pt" fo:background-color="#F2F2F2"/>
    </style:style>
    <style:style style:name="P381" style:parent-style-name="PreformattedText" style:family="paragraph">
      <style:text-properties style:font-name="Calibri" style:font-name-complex="Calibri" fo:color="#242424" fo:letter-spacing="-0.0034in" fo:font-size="11pt" style:font-size-asian="11pt" style:font-size-complex="11pt" fo:background-color="#F2F2F2"/>
    </style:style>
    <style:style style:name="P382" style:parent-style-name="PreformattedText" style:family="paragraph">
      <style:text-properties style:font-name="Calibri" style:font-name-complex="Calibri" fo:color="#242424" fo:letter-spacing="-0.0034in" fo:font-size="11pt" style:font-size-asian="11pt" style:font-size-complex="11pt" fo:background-color="#F2F2F2"/>
    </style:style>
    <style:style style:name="P383" style:parent-style-name="PreformattedText" style:family="paragraph">
      <style:text-properties style:font-name="Calibri" style:font-name-complex="Calibri" fo:color="#242424" fo:letter-spacing="-0.0034in" fo:font-size="11pt" style:font-size-asian="11pt" style:font-size-complex="11pt" fo:background-color="#F2F2F2"/>
    </style:style>
    <style:style style:name="P384" style:parent-style-name="PreformattedText" style:family="paragraph">
      <style:text-properties style:font-name="Calibri" style:font-name-complex="Calibri" fo:color="#242424" fo:letter-spacing="-0.0034in" fo:font-size="11pt" style:font-size-asian="11pt" style:font-size-complex="11pt" fo:background-color="#F2F2F2"/>
    </style:style>
    <style:style style:name="P385" style:parent-style-name="PreformattedText" style:family="paragraph">
      <style:text-properties style:font-name="Calibri" style:font-name-complex="Calibri" fo:color="#242424" fo:letter-spacing="-0.0034in" fo:font-size="11pt" style:font-size-asian="11pt" style:font-size-complex="11pt" fo:background-color="#F2F2F2"/>
    </style:style>
    <style:style style:name="P386" style:parent-style-name="Normal" style:family="paragraph">
      <style:paragraph-properties style:vertical-align="auto" style:line-height-at-least="0.1979in" fo:background-color="#FFFFFF"/>
      <style:text-properties fo:hyphenate="true"/>
    </style:style>
    <style:style style:name="T387" style:parent-style-name="DefaultParagraphFont" style:family="text">
      <style:text-properties style:font-name="Calibri" style:font-name-asian="Times New Roman" style:font-name-complex="Calibri" fo:color="#800000" style:letter-kerning="false" fo:font-size="11pt" style:font-size-asian="11pt" style:font-size-complex="11pt" fo:language="en" fo:country="US" style:language-asian="en" style:country-asian="US" style:language-complex="ar" style:country-complex="SA"/>
    </style:style>
    <style:style style:name="T388" style:parent-style-name="DefaultParagraphFont" style:family="text">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style:style>
    <style:style style:name="T389" style:parent-style-name="DefaultParagraphFont" style:family="text">
      <style:text-properties style:font-name="Calibri" style:font-name-asian="Times New Roman" style:font-name-complex="Calibri" fo:color="#800000" style:letter-kerning="false" fo:font-size="11pt" style:font-size-asian="11pt" style:font-size-complex="11pt" fo:language="en" fo:country="US" style:language-asian="en" style:country-asian="US" style:language-complex="ar" style:country-complex="SA"/>
    </style:style>
    <style:style style:name="P390" style:parent-style-name="Normal" style:family="paragraph">
      <style:paragraph-properties style:vertical-align="auto" style:line-height-at-least="0.1979in" fo:background-color="#FFFFFF"/>
      <style:text-properties style:font-name="Calibri" style:font-name-asian="Times New Roman" style:font-name-complex="Calibri" fo:color="#800000" style:letter-kerning="false" fo:font-size="11pt" style:font-size-asian="11pt" style:font-size-complex="11pt" fo:language="en" fo:country="US" style:language-asian="en" style:country-asian="US" style:language-complex="ar" style:country-complex="SA" fo:hyphenate="true"/>
    </style:style>
    <style:style style:name="P391" style:parent-style-name="Normal" style:family="paragraph">
      <style:paragraph-properties style:vertical-align="auto" style:line-height-at-least="0.1979in" fo:background-color="#FFFFFF"/>
      <style:text-properties style:font-name="Calibri" style:font-name-asian="Times New Roman" style:font-name-complex="Calibri" fo:color="#800000" style:letter-kerning="false" fo:font-size="11pt" style:font-size-asian="11pt" style:font-size-complex="11pt" fo:language="en" fo:country="US" style:language-asian="en" style:country-asian="US" style:language-complex="ar" style:country-complex="SA" fo:hyphenate="true"/>
    </style:style>
    <style:style style:name="P392" style:parent-style-name="Normal" style:family="paragraph">
      <style:paragraph-properties style:vertical-align="auto" style:line-height-at-least="0.1979in" fo:background-color="#FFFFFF"/>
      <style:text-properties style:font-name="Calibri" style:font-name-asian="Times New Roman" style:font-name-complex="Calibri" fo:color="#800000" style:letter-kerning="false" fo:font-size="11pt" style:font-size-asian="11pt" style:font-size-complex="11pt" fo:language="en" fo:country="US" style:language-asian="en" style:country-asian="US" style:language-complex="ar" style:country-complex="SA" fo:hyphenate="true"/>
    </style:style>
    <style:style style:name="P393" style:parent-style-name="Normal" style:family="paragraph">
      <style:paragraph-properties style:vertical-align="auto" style:line-height-at-least="0.1979in" fo:background-color="#FFFFFF"/>
      <style:text-properties fo:hyphenate="true"/>
    </style:style>
    <style:style style:name="T394" style:parent-style-name="DefaultParagraphFont" style:family="text">
      <style:text-properties style:font-name="Calibri" style:font-name-complex="Calibri" fo:color="#242424" fo:letter-spacing="-0.0034in" fo:font-size="14pt" style:font-size-asian="14pt" style:font-size-complex="14pt" fo:background-color="#F2F2F2"/>
    </style:style>
    <style:style style:name="T395" style:parent-style-name="Emphasis" style:family="text">
      <style:text-properties style:font-name="Calibri" style:font-name-complex="Calibri" fo:color="#242424" fo:letter-spacing="-0.0034in" fo:font-size="14pt" style:font-size-asian="14pt" style:font-size-complex="14pt" fo:background-color="#F2F2F2"/>
    </style:style>
    <style:style style:name="T396" style:parent-style-name="DefaultParagraphFont" style:family="text">
      <style:text-properties style:font-name="Calibri" style:font-name-complex="Calibri" fo:color="#242424" fo:letter-spacing="-0.0034in" fo:font-size="14pt" style:font-size-asian="14pt" style:font-size-complex="14pt" fo:background-color="#F2F2F2"/>
    </style:style>
    <style:style style:name="P397" style:parent-style-name="Normal" style:family="paragraph">
      <style:paragraph-properties style:vertical-align="auto" style:line-height-at-least="0.1979in" fo:background-color="#FFFFFF"/>
      <style:text-properties style:font-name="Calibri" style:font-name-asian="Times New Roman" style:font-name-complex="Calibri" fo:color="#800000" style:letter-kerning="false" fo:font-size="11pt" style:font-size-asian="11pt" style:font-size-complex="11pt" fo:language="en" fo:country="US" style:language-asian="en" style:country-asian="US" style:language-complex="ar" style:country-complex="SA" fo:hyphenate="true"/>
    </style:style>
    <style:style style:name="P398" style:parent-style-name="Normal" style:family="paragraph">
      <style:paragraph-properties style:vertical-align="auto" style:line-height-at-least="0.1979in" fo:background-color="#FFFFFF"/>
      <style:text-properties fo:hyphenate="true"/>
    </style:style>
    <style:style style:name="T399" style:parent-style-name="Emphasis" style:family="text">
      <style:text-properties style:font-name="Calibri" style:font-name-complex="Calibri" fo:color="#242424" fo:letter-spacing="-0.0034in" fo:font-size="14pt" style:font-size-asian="14pt" style:font-size-complex="14pt" fo:background-color="#F2F2F2"/>
    </style:style>
    <style:style style:name="P400" style:parent-style-name="Normal" style:family="paragraph">
      <style:paragraph-properties style:vertical-align="auto" style:line-height-at-least="0.1979in" fo:background-color="#FFFFFF"/>
      <style:text-properties style:font-name="Calibri" style:font-name-asian="Times New Roman" style:font-name-complex="Calibri" fo:color="#800000" style:letter-kerning="false" fo:font-size="11pt" style:font-size-asian="11pt" style:font-size-complex="11pt" fo:language="en" fo:country="US" style:language-asian="en" style:country-asian="US" style:language-complex="ar" style:country-complex="SA" fo:hyphenate="true"/>
    </style:style>
    <style:style style:name="P401" style:parent-style-name="Normal" style:family="paragraph">
      <style:paragraph-properties fo:border-top="0.0104in solid #DEDEDE" fo:border-left="none" fo:border-bottom="0.0104in solid #DEDEDE" fo:border-right="none" fo:padding-top="0.0833in" fo:padding-left="0in" fo:padding-bottom="0.0833in" fo:padding-right="0in" style:shadow="none"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23302D" style:letter-kerning="false" fo:font-size="10pt" style:font-size-asian="10pt" style:font-size-complex="10pt" fo:language="en" fo:country="US" style:language-asian="en" style:country-asian="US" style:language-complex="ar" style:country-complex="SA" fo:hyphenate="true"/>
    </style:style>
    <style:style style:name="P402" style:parent-style-name="Normal" style:family="paragraph">
      <style:paragraph-properties fo:border-top="0.0104in solid #DEDEDE" fo:border-left="none" fo:border-bottom="0.0104in solid #DEDEDE" fo:border-right="none" fo:padding-top="0.0833in" fo:padding-left="0in" fo:padding-bottom="0.0833in" fo:padding-right="0in" style:shadow="none"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23302D" style:letter-kerning="false" fo:font-size="10pt" style:font-size-asian="10pt" style:font-size-complex="10pt" fo:language="en" fo:country="US" style:language-asian="en" style:country-asian="US" style:language-complex="ar" style:country-complex="SA" fo:hyphenate="true"/>
    </style:style>
    <style:style style:name="P403" style:parent-style-name="Normal" style:family="paragraph">
      <style:paragraph-properties fo:border-top="0.0104in solid #DEDEDE" fo:border-left="none" fo:border-bottom="0.0104in solid #DEDEDE" fo:border-right="none" fo:padding-top="0.0833in" fo:padding-left="0in" fo:padding-bottom="0.0833in" fo:padding-right="0in" style:shadow="none"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23302D" style:letter-kerning="false" fo:font-size="10pt" style:font-size-asian="10pt" style:font-size-complex="10pt" fo:language="en" fo:country="US" style:language-asian="en" style:country-asian="US" style:language-complex="ar" style:country-complex="SA" fo:hyphenate="true"/>
    </style:style>
    <style:style style:name="P404" style:parent-style-name="Normal" style:family="paragraph">
      <style:paragraph-properties fo:border-top="0.0104in solid #DEDEDE" fo:border-left="none" fo:border-bottom="0.0104in solid #DEDEDE" fo:border-right="none" fo:padding-top="0.0833in" fo:padding-left="0in" fo:padding-bottom="0.0833in" fo:padding-right="0in" style:shadow="none"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23302D" style:letter-kerning="false" fo:font-size="10pt" style:font-size-asian="10pt" style:font-size-complex="10pt" fo:language="en" fo:country="US" style:language-asian="en" style:country-asian="US" style:language-complex="ar" style:country-complex="SA" fo:hyphenate="true"/>
    </style:style>
    <style:style style:name="P405" style:parent-style-name="Normal" style:family="paragraph">
      <style:paragraph-properties fo:border-top="0.0104in solid #DEDEDE" fo:border-left="none" fo:border-bottom="0.0104in solid #DEDEDE" fo:border-right="none" fo:padding-top="0.0833in" fo:padding-left="0in" fo:padding-bottom="0.0833in" fo:padding-right="0in" style:shadow="none"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23302D" style:letter-kerning="false" fo:font-size="10pt" style:font-size-asian="10pt" style:font-size-complex="10pt" fo:language="en" fo:country="US" style:language-asian="en" style:country-asian="US" style:language-complex="ar" style:country-complex="SA" fo:hyphenate="true"/>
    </style:style>
    <style:style style:name="P406" style:parent-style-name="Normal" style:family="paragraph">
      <style:paragraph-properties fo:border-top="0.0104in solid #DEDEDE" fo:border-left="none" fo:border-bottom="0.0104in solid #DEDEDE" fo:border-right="none" fo:padding-top="0.0833in" fo:padding-left="0in" fo:padding-bottom="0.0833in" fo:padding-right="0in" style:shadow="none"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23302D" style:letter-kerning="false" fo:font-size="10pt" style:font-size-asian="10pt" style:font-size-complex="10pt" fo:language="en" fo:country="US" style:language-asian="en" style:country-asian="US" style:language-complex="ar" style:country-complex="SA" fo:hyphenate="true"/>
    </style:style>
    <style:style style:name="P407" style:parent-style-name="Normal" style:family="paragraph">
      <style:paragraph-properties fo:border-top="0.0104in solid #DEDEDE" fo:border-left="none" fo:border-bottom="0.0104in solid #DEDEDE" fo:border-right="none" fo:padding-top="0.0833in" fo:padding-left="0in" fo:padding-bottom="0.0833in" fo:padding-right="0in" style:shadow="none"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23302D" style:letter-kerning="false" fo:font-size="10pt" style:font-size-asian="10pt" style:font-size-complex="10pt" fo:language="en" fo:country="US" style:language-asian="en" style:country-asian="US" style:language-complex="ar" style:country-complex="SA" fo:hyphenate="true"/>
    </style:style>
    <style:style style:name="P408" style:parent-style-name="Normal" style:family="paragraph">
      <style:paragraph-properties fo:border-top="0.0104in solid #DEDEDE" fo:border-left="none" fo:border-bottom="0.0104in solid #DEDEDE" fo:border-right="none" fo:padding-top="0.0833in" fo:padding-left="0in" fo:padding-bottom="0.0833in" fo:padding-right="0in" style:shadow="none"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23302D" style:letter-kerning="false" fo:font-size="10pt" style:font-size-asian="10pt" style:font-size-complex="10pt" fo:language="en" fo:country="US" style:language-asian="en" style:country-asian="US" style:language-complex="ar" style:country-complex="SA" fo:hyphenate="true"/>
    </style:style>
    <style:style style:name="P409" style:parent-style-name="Normal" style:family="paragraph">
      <style:paragraph-properties fo:border-top="0.0104in solid #DEDEDE" fo:border-left="none" fo:border-bottom="0.0104in solid #DEDEDE" fo:border-right="none" fo:padding-top="0.0833in" fo:padding-left="0in" fo:padding-bottom="0.0833in" fo:padding-right="0in" style:shadow="none"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23302D" style:letter-kerning="false" fo:font-size="10pt" style:font-size-asian="10pt" style:font-size-complex="10pt" fo:language="en" fo:country="US" style:language-asian="en" style:country-asian="US" style:language-complex="ar" style:country-complex="SA" fo:hyphenate="true"/>
    </style:style>
    <style:style style:name="P410" style:parent-style-name="Normal" style:family="paragraph">
      <style:paragraph-properties fo:border-top="0.0104in solid #DEDEDE" fo:border-left="none" fo:border-bottom="0.0104in solid #DEDEDE" fo:border-right="none" fo:padding-top="0.0833in" fo:padding-left="0in" fo:padding-bottom="0.0833in" fo:padding-right="0in" style:shadow="none"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23302D" style:letter-kerning="false" fo:font-size="10pt" style:font-size-asian="10pt" style:font-size-complex="10pt" fo:language="en" fo:country="US" style:language-asian="en" style:country-asian="US" style:language-complex="ar" style:country-complex="SA" fo:hyphenate="true"/>
    </style:style>
    <style:style style:name="P411" style:parent-style-name="Normal" style:family="paragraph">
      <style:paragraph-properties fo:border-top="0.0104in solid #DEDEDE" fo:border-left="none" fo:border-bottom="0.0104in solid #DEDEDE" fo:border-right="none" fo:padding-top="0.0833in" fo:padding-left="0in" fo:padding-bottom="0.0833in" fo:padding-right="0in" style:shadow="none"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23302D" style:letter-kerning="false" fo:font-size="10pt" style:font-size-asian="10pt" style:font-size-complex="10pt" fo:language="en" fo:country="US" style:language-asian="en" style:country-asian="US" style:language-complex="ar" style:country-complex="SA" fo:hyphenate="true"/>
    </style:style>
    <style:style style:name="P412" style:parent-style-name="Normal" style:family="paragraph">
      <style:paragraph-properties fo:border-top="0.0104in solid #DEDEDE" fo:border-left="none" fo:border-bottom="0.0104in solid #DEDEDE" fo:border-right="none" fo:padding-top="0.0833in" fo:padding-left="0in" fo:padding-bottom="0.0833in" fo:padding-right="0in" style:shadow="none"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23302D" style:letter-kerning="false" fo:font-size="10pt" style:font-size-asian="10pt" style:font-size-complex="10pt" fo:language="en" fo:country="US" style:language-asian="en" style:country-asian="US" style:language-complex="ar" style:country-complex="SA" fo:hyphenate="true"/>
    </style:style>
    <style:style style:name="P413" style:parent-style-name="Normal" style:family="paragraph">
      <style:paragraph-properties fo:border-top="0.0104in solid #DEDEDE" fo:border-left="none" fo:border-bottom="0.0104in solid #DEDEDE" fo:border-right="none" fo:padding-top="0.0833in" fo:padding-left="0in" fo:padding-bottom="0.0833in" fo:padding-right="0in" style:shadow="none"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23302D" style:letter-kerning="false" fo:font-size="10pt" style:font-size-asian="10pt" style:font-size-complex="10pt" fo:language="en" fo:country="US" style:language-asian="en" style:country-asian="US" style:language-complex="ar" style:country-complex="SA" fo:hyphenate="true"/>
    </style:style>
    <style:style style:name="P414" style:parent-style-name="Normal" style:family="paragraph">
      <style:paragraph-properties fo:border-top="0.0104in solid #DEDEDE" fo:border-left="none" fo:border-bottom="0.0104in solid #DEDEDE" fo:border-right="none" fo:padding-top="0.0833in" fo:padding-left="0in" fo:padding-bottom="0.0833in" fo:padding-right="0in" style:shadow="none"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23302D" style:letter-kerning="false" fo:font-size="10pt" style:font-size-asian="10pt" style:font-size-complex="10pt" fo:language="en" fo:country="US" style:language-asian="en" style:country-asian="US" style:language-complex="ar" style:country-complex="SA" fo:hyphenate="true"/>
    </style:style>
    <style:style style:name="P415" style:parent-style-name="Normal" style:family="paragraph">
      <style:paragraph-properties fo:border-top="0.0104in solid #DEDEDE" fo:border-left="none" fo:border-bottom="0.0104in solid #DEDEDE" fo:border-right="none" fo:padding-top="0.0833in" fo:padding-left="0in" fo:padding-bottom="0.0833in" fo:padding-right="0in" style:shadow="none"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23302D" style:letter-kerning="false" fo:font-size="10pt" style:font-size-asian="10pt" style:font-size-complex="10pt" fo:language="en" fo:country="US" style:language-asian="en" style:country-asian="US" style:language-complex="ar" style:country-complex="SA" fo:hyphenate="true"/>
    </style:style>
    <style:style style:name="P416" style:parent-style-name="Normal" style:family="paragraph">
      <style:paragraph-properties fo:border-top="0.0104in solid #DEDEDE" fo:border-left="none" fo:border-bottom="0.0104in solid #DEDEDE" fo:border-right="none" fo:padding-top="0.0833in" fo:padding-left="0in" fo:padding-bottom="0.0833in" fo:padding-right="0in" style:shadow="none"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23302D" style:letter-kerning="false" fo:font-size="10pt" style:font-size-asian="10pt" style:font-size-complex="10pt" fo:language="en" fo:country="US" style:language-asian="en" style:country-asian="US" style:language-complex="ar" style:country-complex="SA" fo:hyphenate="true"/>
    </style:style>
    <style:style style:name="P417" style:parent-style-name="Normal" style:family="paragraph">
      <style:paragraph-properties fo:border-top="0.0104in solid #DEDEDE" fo:border-left="none" fo:border-bottom="0.0104in solid #DEDEDE" fo:border-right="none" fo:padding-top="0.0833in" fo:padding-left="0in" fo:padding-bottom="0.0833in" fo:padding-right="0in" style:shadow="none"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23302D" style:letter-kerning="false" fo:font-size="10pt" style:font-size-asian="10pt" style:font-size-complex="10pt" fo:language="en" fo:country="US" style:language-asian="en" style:country-asian="US" style:language-complex="ar" style:country-complex="SA" fo:hyphenate="true"/>
    </style:style>
    <style:style style:name="P418" style:parent-style-name="Normal" style:family="paragraph">
      <style:paragraph-properties fo:border-top="0.0104in solid #DEDEDE" fo:border-left="none" fo:border-bottom="0.0104in solid #DEDEDE" fo:border-right="none" fo:padding-top="0.0833in" fo:padding-left="0in" fo:padding-bottom="0.0833in" fo:padding-right="0in" style:shadow="none"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23302D" style:letter-kerning="false" fo:font-size="10pt" style:font-size-asian="10pt" style:font-size-complex="10pt" fo:language="en" fo:country="US" style:language-asian="en" style:country-asian="US" style:language-complex="ar" style:country-complex="SA" fo:hyphenate="true"/>
    </style:style>
    <style:style style:name="P419" style:parent-style-name="Normal" style:family="paragraph">
      <style:paragraph-properties fo:border-top="0.0104in solid #DEDEDE" fo:border-left="none" fo:border-bottom="0.0104in solid #DEDEDE" fo:border-right="none" fo:padding-top="0.0833in" fo:padding-left="0in" fo:padding-bottom="0.0833in" fo:padding-right="0in" style:shadow="none"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23302D" style:letter-kerning="false" fo:font-size="10pt" style:font-size-asian="10pt" style:font-size-complex="10pt" fo:language="en" fo:country="US" style:language-asian="en" style:country-asian="US" style:language-complex="ar" style:country-complex="SA" fo:hyphenate="true"/>
    </style:style>
    <style:style style:name="P420" style:parent-style-name="Normal" style:family="paragraph">
      <style:paragraph-properties fo:border-top="0.0104in solid #DEDEDE" fo:border-left="none" fo:border-bottom="0.0104in solid #DEDEDE" fo:border-right="none" fo:padding-top="0.0833in" fo:padding-left="0in" fo:padding-bottom="0.0833in" fo:padding-right="0in" style:shadow="none"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23302D" style:letter-kerning="false" fo:font-size="10pt" style:font-size-asian="10pt" style:font-size-complex="10pt" fo:language="en" fo:country="US" style:language-asian="en" style:country-asian="US" style:language-complex="ar" style:country-complex="SA" fo:hyphenate="true"/>
    </style:style>
    <style:style style:name="P421" style:parent-style-name="Normal" style:family="paragraph">
      <style:paragraph-properties fo:border-top="0.0104in solid #DEDEDE" fo:border-left="none" fo:border-bottom="0.0104in solid #DEDEDE" fo:border-right="none" fo:padding-top="0.0833in" fo:padding-left="0in" fo:padding-bottom="0.0833in" fo:padding-right="0in" style:shadow="none"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23302D" style:letter-kerning="false" fo:font-size="10pt" style:font-size-asian="10pt" style:font-size-complex="10pt" fo:language="en" fo:country="US" style:language-asian="en" style:country-asian="US" style:language-complex="ar" style:country-complex="SA" fo:hyphenate="true"/>
    </style:style>
    <style:style style:name="P422" style:parent-style-name="Normal" style:family="paragraph">
      <style:paragraph-properties fo:border-top="0.0104in solid #DEDEDE" fo:border-left="none" fo:border-bottom="0.0104in solid #DEDEDE" fo:border-right="none" fo:padding-top="0.0833in" fo:padding-left="0in" fo:padding-bottom="0.0833in" fo:padding-right="0in" style:shadow="none"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23302D" style:letter-kerning="false" fo:font-size="10pt" style:font-size-asian="10pt" style:font-size-complex="10pt" fo:language="en" fo:country="US" style:language-asian="en" style:country-asian="US" style:language-complex="ar" style:country-complex="SA" fo:hyphenate="true"/>
    </style:style>
    <style:style style:name="P423" style:parent-style-name="Normal" style:family="paragraph">
      <style:paragraph-properties fo:border-top="0.0104in solid #DEDEDE" fo:border-left="none" fo:border-bottom="0.0104in solid #DEDEDE" fo:border-right="none" fo:padding-top="0.0833in" fo:padding-left="0in" fo:padding-bottom="0.0833in" fo:padding-right="0in" style:shadow="none"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23302D" style:letter-kerning="false" fo:font-size="10pt" style:font-size-asian="10pt" style:font-size-complex="10pt" fo:language="en" fo:country="US" style:language-asian="en" style:country-asian="US" style:language-complex="ar" style:country-complex="SA" fo:hyphenate="true"/>
    </style:style>
    <style:style style:name="P424" style:parent-style-name="Normal" style:family="paragraph">
      <style:paragraph-properties style:vertical-align="auto" style:line-height-at-least="0.1979in" fo:background-color="#FFFFFF"/>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P425" style:parent-style-name="PreformattedText" style:family="paragraph">
      <style:text-properties style:font-name="Calibri" style:font-name-complex="Calibri" fo:color="#1F2328" fo:font-size="11pt" style:font-size-asian="11pt" style:font-size-complex="11pt"/>
    </style:style>
    <style:style style:name="P426" style:parent-style-name="PreformattedText" style:family="paragraph">
      <style:text-properties style:font-name="Calibri" style:font-name-complex="Calibri" fo:color="#1F2328" fo:font-size="11pt" style:font-size-asian="11pt" style:font-size-complex="11pt"/>
    </style:style>
    <style:style style:name="T427" style:parent-style-name="Emphasis" style:family="text">
      <style:text-properties style:font-name="Calibri" style:font-name-complex="Calibri" fo:color="#242424" fo:letter-spacing="-0.0034in" fo:font-size="11pt" style:font-size-asian="11pt" style:font-size-complex="11pt" fo:background-color="#F2F2F2"/>
    </style:style>
    <style:style style:name="P428"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9" style:parent-style-name="DefaultParagraphFont" style:family="text">
      <style:text-properties style:font-name="inherit"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P430" style:parent-style-name="PreformattedText" style:family="paragraph">
      <style:text-properties style:font-name="Calibri" style:font-name-complex="Calibri" fo:font-size="12pt" style:font-size-asian="12pt" style:font-size-complex="12pt" fo:language="en" fo:country="US"/>
    </style:style>
  </office:automatic-styles>
  <office:body>
    <office:text text:use-soft-page-breaks="true">
      <text:p text:style-name="P1">Steps for hive installation</text:p>
      <text:list text:style-name="LFO1" text:continue-numbering="true">
        <text:list-item>
          <text:p text:style-name="P2">Download and Unzip Hive</text:p>
        </text:list-item>
        <text:list-item>
          <text:p text:style-name="P3"><text:span text:style-name="T4">Edit<text:s/></text:span><text:span text:style-name="T5">.bashrc</text:span><text:span text:style-name="T6"><text:s/>file</text:span></text:p>
        </text:list-item>
        <text:list-item>
          <text:p text:style-name="P7"><text:span text:style-name="T8">Edit<text:s/></text:span><text:span text:style-name="T9">hive-config.sh</text:span><text:span text:style-name="T10"><text:s/>file</text:span></text:p>
        </text:list-item>
        <text:list-item>
          <text:p text:style-name="P11"><text:span text:style-name="T12">Create<text:s/></text:span><text:span text:style-name="T13">Hive directories</text:span><text:span text:style-name="T14"><text:s/>in HDFS</text:span></text:p>
        </text:list-item>
        <text:list-item>
          <text:p text:style-name="P15"><text:span text:style-name="T16">Initiate<text:s/></text:span><text:span text:style-name="T17">Derby database</text:span></text:p>
        </text:list-item>
        <text:list-item>
          <text:p text:style-name="P18"><text:span text:style-name="T19">Configure<text:s/></text:span><text:span text:style-name="T20">hive-site.xml</text:span><text:span text:style-name="T21"><text:s/>file</text:span></text:p>
        </text:list-item>
      </text:list>
      <text:p text:style-name="P22"/>
      <text:list text:style-name="LFO2" text:continue-numbering="true">
        <text:list-item>
          <text:p text:style-name="P23"><text:span text:style-name="T24">download and unzip Hive</text:span></text:p>
        </text:list-item>
      </text:list>
      <text:p text:style-name="P25"><text:span text:style-name="T26">=========================</text:span></text:p>
      <text:p text:style-name="P27"><text:span text:style-name="T28">wget https://downloads.apache.org/hive/hive-3.1.2/apache-hive-3.1.3-bin.tar.gz</text:span></text:p>
      <text:p text:style-name="P29"><text:span text:style-name="T30">tar xzf apache-hive-3.1.2-bin.tar.gz</text:span></text:p>
      <text:p text:style-name="P31"/>
      <text:list text:style-name="LFO2" text:continue-numbering="true">
        <text:list-item>
          <text:p text:style-name="P32"><text:span text:style-name="T33">Edit<text:s/></text:span><text:span text:style-name="T34">.bashrc</text:span><text:span text:style-name="T35"><text:s/>file</text:span></text:p>
        </text:list-item>
      </text:list>
      <text:p text:style-name="P36"><text:span text:style-name="T37">========================</text:span></text:p>
      <text:p text:style-name="P38"><text:span text:style-name="T39">sudo nano .bashrc</text:span></text:p>
      <text:p text:style-name="P40"><text:span text:style-name="T41">export HIVE_HOME=<text:s/></text:span><text:span text:style-name="T42">/home/hadoop/apache-hive-3.1.3-bin</text:span></text:p>
      <text:p text:style-name="P43"><text:span text:style-name="T44">export PATH=$PATH:$HIVE_HOME/bin</text:span></text:p>
      <text:p text:style-name="P45"><text:span text:style-name="T46">source ~/.bashrc</text:span></text:p>
      <text:list text:style-name="LFO2" text:continue-numbering="true">
        <text:list-item>
          <text:p text:style-name="P47"><text:span text:style-name="T48">Edit<text:s/></text:span><text:span text:style-name="T49">hive-config.sh</text:span><text:span text:style-name="T50"><text:s/>file</text:span></text:p>
        </text:list-item>
      </text:list>
      <text:p text:style-name="PreformattedText"><text:span text:style-name="T51">===========================</text:span></text:p>
      <text:p text:style-name="P52"><text:span text:style-name="T53">sudo nano $HIVE_HOME/bin/hive-config.sh</text:span></text:p>
      <text:p text:style-name="P54"><text:span text:style-name="T55">export HADOOP_HOME=/home/hadoop/hadoop-3.3.6</text:span></text:p>
      <text:list text:style-name="LFO2" text:continue-numbering="true">
        <text:list-item>
          <text:p text:style-name="P56"><text:span text:style-name="T57">Create<text:s/></text:span><text:span text:style-name="T58">Hive directories</text:span><text:span text:style-name="T59"><text:s/>in HDFS</text:span></text:p>
        </text:list-item>
      </text:list>
      <text:p text:style-name="P60"><text:span text:style-name="T61">=</text:span><text:span text:style-name="T62">==========================</text:span></text:p>
      <text:p text:style-name="P63"><text:span text:style-name="T64">hadoop@ubuntu:~/hadoop-3.3.6$ <text:s/>./hdfs dfs -mkdir /tmp</text:span></text:p>
      <text:p text:style-name="P65"><text:span text:style-name="T66">hdfs dfs -chmod g+w /tmp</text:span></text:p>
      <text:p text:style-name="P67"><text:span text:style-name="T68">hdfs dfs -mkdir -p /user/hive/warehouse</text:span></text:p>
      <text:p text:style-name="P69"><text:span text:style-name="T70">hdfs dfs -chmod g+w /user/hive/warehouse</text:span></text:p>
      <text:list text:style-name="LFO2" text:continue-numbering="true">
        <text:list-item>
          <text:p text:style-name="P71">Fixing guava problem – Additional step</text:p>
        </text:list-item>
      </text:list>
      <text:p text:style-name="P72">==========================</text:p>
      <text:p text:style-name="P73"><text:span text:style-name="T74">rem</text:span><text:span text:style-name="T75">ove file <text:s/>/home/hadoop/apache-hive-3.1.3-bin/lib/hive-jdbc-3.1.3-standalone</text:span></text:p>
      <text:p text:style-name="P76"><text:span text:style-name="T77">rm $HIVE_HOME/lib/guava-19.0.jar</text:span></text:p>
      <text:p text:style-name="P78"><text:span text:style-name="T79">cp $HADOOP_HOME/share/hadoop/hdfs/lib/guava-27.0-jre.jar $HIVE_HOME/lib/</text:span></text:p>
      <text:list text:style-name="LFO2" text:continue-numbering="true">
        <text:list-item>
          <text:p text:style-name="P80">Initialize Derby and hive</text:p>
        </text:list-item>
      </text:list>
      <text:p text:style-name="PreformattedText"><text:span text:style-name="T81">============================</text:span></text:p>
      <text:p text:style-name="P82"><text:span text:style-name="T83">hadoop@ubuntu:~/apache-hive-3.1.3-bin/bin$ schematool -initSchema -dbType derby</text:span><text:span text:style-name="T84">hive</text:span></text:p>
      <text:p text:style-name="P85">===========================</text:p>
      <text:p text:style-name="P86"/>
      <text:list text:style-name="LFO2" text:continue-numbering="true">
        <text:list-item>
          <text:p text:style-name="P87">Edit hive-site.xml use default</text:p>
        </text:list-item>
      </text:list>
      <text:p text:style-name="PreformattedText"><text:span text:style-name="T88">cd $HIVE_HOME/conf</text:span></text:p>
      <text:p text:style-name="PreformattedText"><text:span text:style-name="T89">cp hive-default.xml.template hive-site.xml</text:span></text:p>
      <text:p text:style-name="P90"/>
      <text:p text:style-name="PreformattedText"><text:span text:style-name="T91">sudo nano<text:s/></text:span><text:span text:style-name="T92">hive-site.xml<text:s/></text:span></text:p>
      <text:p text:style-name="PreformattedText"><text:span text:style-name="T93">– change<text:s/></text:span><text:span text:style-name="T94">hive.metastore.warehouse.dir</text:span><text:span text:style-name="T95"><text:s/>to above created hdfs path(/user/hive/warehouse)</text:span></text:p>
      <text:p text:style-name="P96"><text:s text:c="2"/>&lt;property&gt;</text:p>
      <text:p text:style-name="P97"><text:s text:c="4"/>&lt;name&gt;hive.metastore.warehouse.dir&lt;/name&gt;</text:p>
      <text:p text:style-name="P98"><text:s text:c="4"/>&lt;value&gt;/user/hive/warehouse&lt;/value&gt;</text:p>
      <text:p text:style-name="P99"><text:s text:c="4"/>&lt;description&gt;location of default database for the warehouse&lt;/description&gt;</text:p>
      <text:p text:style-name="P100"><text:s text:c="2"/>&lt;/property&gt;</text:p>
      <text:p text:style-name="P101"/>
      <text:p text:style-name="P102">&lt;property&gt;</text:p>
      <text:p text:style-name="P103">&lt;name&gt;hive.exec.scratchdir&lt;/name&gt;</text:p>
      <text:p text:style-name="P104">&lt;value&gt;/tmp/hive-${user.name}&lt;/value&gt;</text:p>
      <text:p text:style-name="P105">&lt;/property&gt;</text:p>
      <text:p text:style-name="P106"/>
      <text:p text:style-name="P107">&lt;property&gt;</text:p>
      <text:p text:style-name="P108"><text:s/>&lt;name&gt;hive.exec.local.scratchdir&lt;/name&gt;</text:p>
      <text:p text:style-name="P109"><text:s/>&lt;value&gt;/tmp/${user.name}&lt;/value&gt;</text:p>
      <text:p text:style-name="P110">&lt;/property&gt;</text:p>
      <text:p text:style-name="P111"/>
      <text:p text:style-name="P112">&lt;property&gt;</text:p>
      <text:p text:style-name="P113">&lt;name&gt;hive.downloaded.resources.dir&lt;/name&gt;</text:p>
      <text:p text:style-name="P114">&lt;value&gt;/tmp/${user.name}_resources&lt;/value&gt;</text:p>
      <text:p text:style-name="P115">&lt;/property&gt;</text:p>
      <text:p text:style-name="P116"/>
      <text:p text:style-name="P117">&lt;property&gt;</text:p>
      <text:p text:style-name="P118">&lt;name&gt;hive.scratch.dir.permission&lt;/name&gt;</text:p>
      <text:p text:style-name="P119"><text:s text:c="4"/>&lt;value&gt;733&lt;/value&gt;</text:p>
      <text:p text:style-name="P120"><text:span text:style-name="T121">&lt;/property&gt;</text:span></text:p>
      <text:p text:style-name="P122"/>
      <text:p text:style-name="P123"/>
      <text:p text:style-name="P124"><text:span text:style-name="T125">Remove<text:s/></text:span><text:span text:style-name="T126">&amp;#<text:s/></text:span><text:span text:style-name="T127">from<text:s/></text:span></text:p>
      <text:p text:style-name="P128"><text:span text:style-name="T129">&lt;name&gt;</text:span><text:span text:style-name="T130">hive.txn.xlock.iow</text:span><text:span text:style-name="T131">&lt;/name&gt;</text:span></text:p>
      <text:p text:style-name="P132"><text:span text:style-name="T133">   <text:s/></text:span><text:span text:style-name="T134">&lt;value&gt;</text:span><text:span text:style-name="T135">true</text:span><text:span text:style-name="T136">&lt;/value&gt;</text:span></text:p>
      <text:p text:style-name="P137"><text:span text:style-name="T138">   <text:s/></text:span><text:span text:style-name="T139">&lt;description&gt;</text:span></text:p>
      <text:p text:style-name="P140"><text:span text:style-name="T141">      Ensures commands with OVERWRITE (such as INSERT OVERWRITE) acquire Exclusive locks for</text:span><text:span text:style-name="T142">&amp;#</text:span><text:span text:style-name="T143">8;transactional tables.<text:s/></text:span><text:span text:style-name="T144"> This ensures that inserts (w/o overwrite) running concurrently</text:span></text:p>
      <text:p text:style-name="P145">      are not hidden by the INSERT OVERWRITE.</text:p>
      <text:p text:style-name="P146"><text:span text:style-name="T147">   <text:s/></text:span><text:span text:style-name="T148">&lt;/description&gt;</text:span></text:p>
      <text:p text:style-name="P149"><text:span text:style-name="T150"> <text:s/></text:span><text:span text:style-name="T151">&lt;/property&gt;</text:span></text:p>
      <text:p text:style-name="P152"/>
      <text:p text:style-name="P153"><text:s/></text:p>
      <text:list text:style-name="LFO2" text:continue-numbering="true">
        <text:list-item>
          <text:p text:style-name="P154"><text:span text:style-name="T155">java</text:span></text:p>
        </text:list-item>
      </text:list>
      <text:p text:style-name="P156"><text:span text:style-name="T157">java -version</text:span></text:p>
      <text:p text:style-name="PreformattedText"><text:span text:style-name="T158">sudo apt-get install openjdk-8-jdk</text:span></text:p>
      <text:p text:style-name="P159">sudo update-alternatives --config java</text:p>
      <text:p text:style-name="PreformattedText"><text:span text:style-name="T160">sudo nano<text:s/></text:span><text:span text:style-name="T161">hadoop-env.sh</text:span></text:p>
      <text:p text:style-name="P162"><text:span text:style-name="T163"> </text:span><text:span text:style-name="T164">export</text:span><text:span text:style-name="T165"><text:s/>JAVA_HOME=</text:span><text:span text:style-name="T166">/usr/lib/jvm/java-8-openjdk-amd64</text:span></text:p>
      <text:p text:style-name="P167">============================</text:p>
      <text:list text:style-name="LFO2" text:continue-numbering="true">
        <text:list-item>
          <text:p text:style-name="P168">Start Hadoop &amp; yarn</text:p>
        </text:list-item>
      </text:list>
      <text:p text:style-name="PreformattedText"><text:span text:style-name="T169">hadoop-3.3.6/sbin/start-dfs.sh</text:span></text:p>
      <text:p text:style-name="P170">hadoop-3.3.6/sbin/start-yarn.sh</text:p>
      <text:p text:style-name="P171"/>
      <text:p text:style-name="P172"><text:span text:style-name="T173">Initiate<text:s/></text:span><text:span text:style-name="T174">Derby database</text:span></text:p>
      <text:p text:style-name="P175"><text:span text:style-name="T176"><text:s text:c="6"/></text:span><text:span text:style-name="T177">cd $HIVE_HOME<text:s/></text:span></text:p>
      <text:p text:style-name="P178"><text:bookmark-start text:name="_Hlk141521398"/><text:span text:style-name="T179">schematool<text:s/></text:span><text:span text:style-name="T180">-initSchema -dbType derby;</text:span><text:bookmark-end text:name="_Hlk141521398"/></text:p>
      <text:p text:style-name="P181"><text:span text:style-name="T182"><text:s text:c="7"/>mv metastore_db metastore_db.tmp</text:span></text:p>
      <text:p text:style-name="P183"><text:span text:style-name="T184"><text:s/>rm -Rf $HIVE_HOME/metastore_db</text:span></text:p>
      <text:p text:style-name="P185"><text:span text:style-name="T186"><text:s/></text:span></text:p>
      <text:p text:style-name="P187"><text:s text:c="7"/>hive --service metastore;</text:p>
      <text:p text:style-name="P188"><text:span text:style-name="T189"><text:s text:c="7"/></text:span><text:span text:style-name="T190">or<text:s/></text:span><text:span text:style-name="T191">hiveserver2</text:span></text:p>
      <text:p text:style-name="P192"><text:span text:style-name="T193"><text:s text:c="7"/></text:span><text:span text:style-name="T194">or<text:s/></text:span><text:span text:style-name="T195">Beeline<text:s/></text:span></text:p>
      <text:p text:style-name="P196"><text:span text:style-name="T197"><text:s text:c="4"/>beeline -u</text:span></text:p>
      <text:p text:style-name="P198"><text:s text:c="8"/>hive</text:p>
      <text:p text:style-name="P199"/>
      <text:p text:style-name="P200"/>
      <text:p text:style-name="P201"><text:span text:style-name="T202">schematool -initSchema -dbType<text:s/></text:span><text:span text:style-name="T203">derby</text:span><text:span text:style-name="T204"><text:s/>-verbose</text:span></text:p>
      <text:p text:style-name="P205">===================================</text:p>
      <text:p text:style-name="P206">hive&gt; create database MyEmp;</text:p>
      <text:p text:style-name="P207"><text:span text:style-name="T208">hive&gt; SELECT current_database();</text:span></text:p>
      <text:p text:style-name="P209">hive&gt; use MyEmp;</text:p>
      <text:p text:style-name="P210">hive&gt; create table Emp (name string, salary int) row format delimited fields terminated BY ',';</text:p>
      <text:p text:style-name="P211">or</text:p>
      <text:p text:style-name="P212">hive&gt; create table Emp (name<text:s/>string, salary int) row format delimited fields terminated BY '\t' lines terminated BY '\n'<text:s/></text:p>
      <text:p text:style-name="P213">tblproperties("skip.header.line.count"="1");<text:s/></text:p>
      <text:p text:style-name="P214">or<text:s/></text:p>
      <text:p text:style-name="P215"><text:span text:style-name="T216">hive&gt; ALTER TABLE Emp SET TBLPROPERTIES ("skip.header.line.count"="1");</text:span></text:p>
      <text:p text:style-name="P217"><text:span text:style-name="T218">hive</text:span><text:span text:style-name="T219">&gt;</text:span><text:span text:style-name="T220"> describe Emp;</text:span></text:p>
      <text:p text:style-name="P221">hive&gt; LOAD DATA<text:s/>LOCAL INPATH '/home/hadoop/test.csv' OVERWRITE INTO TABLE Emp;</text:p>
      <text:p text:style-name="P222">or<text:s/></text:p>
      <text:p text:style-name="P223">hive&gt; LOAD DATA LOCAL INPATH '/home/hive/data.csv' OVERWRITE INTO TABLE Emp PARTTION (salary&lt;5000);</text:p>
      <text:p text:style-name="P224">hive&gt; SET hive.cli.print.header=true;</text:p>
      <text:p text:style-name="P225"><text:span text:style-name="T226">hive</text:span><text:span text:style-name="T227">&gt;</text:span><text:span text:style-name="T228"> select * from Emp;</text:span></text:p>
      <text:p text:style-name="P229">hive&gt; describe formatted Emp;</text:p>
      <text:p text:style-name="P230">hive&gt; Detailed Table Information;</text:p>
      <text:p text:style-name="P231">hive&gt; TRUNCATE Table Emp;</text:p>
      <text:p text:style-name="P232"><text:span text:style-name="T233">hive</text:span><text:span text:style-name="T234">&gt;</text:span><text:span text:style-name="T235"> drop TABLE Emp;</text:span></text:p>
      <text:p text:style-name="P236"/>
      <text:p text:style-name="P237"/>
      <text:p text:style-name="P238"><text:span text:style-name="T239"> </text:span></text:p>
      <text:p text:style-name="P240"/>
      <text:p text:style-name="P241">I. Embedded Metastore</text:p>
      <text:p text:style-name="P242"/>
      <text:p text:style-name="P243">In Hive by default, metastore service runs in the same JVM as the Hive service. It uses embedded derby database stored on the local file system in this mode. Thus both metastore service and hive service runs in the same JVM by using embedded Derby Database.</text:p>
      <text:p text:style-name="P244"/>
      <text:p text:style-name="P245">But, this mode also has limitation that, as only one embedded Derby database can access the database files on disk at any one time, so only one Hive session could be open at a time.</text:p>
      <text:p text:style-name="P246"/>
      <text:p text:style-name="P247">If we try to start the second session it produces an error when it attempts to open a connection to the metastore. So, to allow many services to connect the Metastore, it configures Derby as a network server. This mode is good for unit testing. But it is not good for the practical solutions.</text:p>
      <text:p text:style-name="P248"/>
      <text:p text:style-name="P249"/>
      <text:p text:style-name="P250"/>
      <text:p text:style-name="P251"/>
      <text:p text:style-name="P252">ii. Local Metastore</text:p>
      <text:p text:style-name="P253"/>
      <text:p text:style-name="P254">Hive is the data-warehousing framework, so hive does not prefer single session. To overcome this limitation of Embedded Metastore, for Local Metastore was introduced. This mode allows us to have many Hive sessions i.e. many users can use the metastore at the same time.</text:p>
      <text:p text:style-name="P255"/>
      <text:p text:style-name="P256">We can achieve by using any JDBC compliant like MySQL which runs in a separate JVM or different machines than that of the Hive service and metastore service which are running in the same JVM.</text:p>
      <text:p text:style-name="P257">This configuration is called as local metastore because metastore service still runs in the same process as the Hive. But it connects to a database running in a separate process, either on the same machine or on a remote machine.</text:p>
      <text:p text:style-name="P258"/>
      <text:p text:style-name="P259">Before starting Apache Hive client, add the JDBC / ODBC driver libraries to the Hive lib folder.</text:p>
      <text:p text:style-name="P260"/>
      <text:p text:style-name="P261">MySQL is a popular choice for the standalone metastore. In this case, the javax.jdo.option.ConnectionURL property is set to jdbc:mysql://host/dbname? createDatabaseIfNotExist=true, and javax.jdo.option.ConnectionDriverName is set to com.mysql.jdbc.Driver. The JDBC driver JAR file for MySQL (Connector/J) must be on Hive’s classpath, which is achieved by placing it in Hive’s lib directory.</text:p>
      <text:p text:style-name="P262"/>
      <text:p text:style-name="P263">iii. Remote Metastore</text:p>
      <text:p text:style-name="P264"/>
      <text:p text:style-name="P265">Moving further, another metastore configuration called Remote Metastore. In this mode, metastore runs on its own separate JVM, not in the Hive service JVM. If other processes want to communicate with the metastore server they can communicate using Thrift Network APIs.</text:p>
      <text:p text:style-name="P266"/>
      <text:p text:style-name="P267">We can also have one more metastore servers in this case to provide more availability. This also brings better manageability/security because the database tier can be completely firewalled off. And the clients no longer need share database credentials with each Hiver user to access the metastore database.</text:p>
      <text:p text:style-name="P268"/>
      <text:p text:style-name="P269">To use this remote metastore, you should configure Hive service by setting hive.metastore.uris to the metastore server URI(s). Metastore server URIs are of the form thrift://host:port, where the port corresponds to the one set by METASTORE_PORT when starting the metastore server.</text:p>
      <text:p text:style-name="P270"/>
      <text:p text:style-name="P271">Databases Supported by Hive</text:p>
      <text:p text:style-name="P272">Hive supports 5 backend databases which are as follows:</text:p>
      <text:p text:style-name="P273"/>
      <text:p text:style-name="P274">Derby</text:p>
      <text:p text:style-name="P275">MySQL</text:p>
      <text:p text:style-name="P276">MS SQL Server</text:p>
      <text:p text:style-name="P277">Oracle</text:p>
      <text:p text:style-name="P278">Postgres</text:p>
      <text:p text:style-name="P279">So, this was all in Hive Metastore. Hope you likeour explanation.</text:p>
      <text:p text:style-name="P280"/>
      <text:p text:style-name="P281">Conclusion – Hive Metastore</text:p>
      <text:p text:style-name="P282">In conclusion, we can say that Hive Metadata is a central repository for storing all the Hive metadata information. Metadata includes various types of information like the structure of tables, relations etc. Above we have also discussed all the three metastore modes in detail. you can also Learn the other big data technologies like Apache Hadoop, Spark, Flink etc in detail.</text:p>
      <text:p text:style-name="P283"/>
      <text:p text:style-name="P284">Install mysql to remot hive</text:p>
      <text:p text:style-name="P285"/>
      <text:p text:style-name="P286">sudo apt install mysql-server</text:p>
      <text:p text:style-name="P287"/>
      <text:p text:style-name="P288">mysql –version</text:p>
      <text:p text:style-name="P289"/>
      <text:p text:style-name="P290">Step 3: The strongest policy level for Valid Password Plugin can be selected by entering 2. This will require passwords to be at least 8 characters long and consist of a mix of Numeric, Lowercase, Uppercase, and Special Characters:</text:p>
      <text:p text:style-name="P291"/>
      <text:p text:style-name="P292">sudo mysql_secure_installation</text:p>
      <text:p text:style-name="P293"/>
      <text:p text:style-name="P294"/>
      <text:p text:style-name="P295">Securing the MySQL server deployment.</text:p>
      <text:p text:style-name="P296"/>
      <text:p text:style-name="P297">Connecting to MySQL using a blank password.</text:p>
      <text:p text:style-name="P298"/>
      <text:p text:style-name="P299">VALIDATE PASSWORD COMPONENT can be used to test passwords</text:p>
      <text:p text:style-name="P300">and improve security. It checks the strength of password</text:p>
      <text:p text:style-name="P301">and allows the users to set only those passwords which are</text:p>
      <text:p text:style-name="P302">secure enough. Would you like to setup VALIDATE PASSWORD component?</text:p>
      <text:p text:style-name="P303"/>
      <text:p text:style-name="P304">Press y|Y for Yes, any other key for No: Y</text:p>
      <text:p text:style-name="P305"/>
      <text:p text:style-name="P306">There are three levels of password validation policy:</text:p>
      <text:p text:style-name="P307"/>
      <text:p text:style-name="P308">LOW <text:s text:c="3"/>Length &gt;= 8</text:p>
      <text:p text:style-name="P309">MEDIUM Length &gt;= 8, numeric, mixed case, and special characters</text:p>
      <text:p text:style-name="P310">STRONG Length &gt;= 8, numeric, mixed case, special characters and dictionary <text:s text:c="17"/>file</text:p>
      <text:p text:style-name="P311"/>
      <text:p text:style-name="P312">Please enter 0 = LOW, 1 = MEDIUM and 2 = STRONG:</text:p>
      <text:p text:style-name="P313"><text:s/>2</text:p>
      <text:p text:style-name="P314">SHOW VARIABLES LIKE 'validate_password%';</text:p>
      <text:p text:style-name="P315">mysql&gt; SET GLOBAL validate_password.policy=STRONG;</text:p>
      <text:p text:style-name="PreformattedText"><text:span text:style-name="T316">sudo mysql</text:span></text:p>
      <text:p text:style-name="P317"/>
      <text:p text:style-name="P318"/>
      <text:p text:style-name="P319"/>
      <text:p text:style-name="PreformattedText"><text:span text:style-name="T320">hadoop@ubuntu:~/mysql$ <text:s/>wget<text:s/></text:span><text:a xlink:href="https://dev.mysql.com/get/Downloads/Connector-J/mysql-connector-java-8.0.21.tar.gz" office:target-frame-name="_blank" xlink:show="new"><text:span text:style-name="T321">https://dev.mysql.com/get/Downloads/Connector-J/mysql-connector-java-8.0.21.tar.gz</text:span></text:a></text:p>
      <text:p text:style-name="P322"/>
      <text:p text:style-name="P323"/>
      <text:p text:style-name="P324"/>
      <text:p text:style-name="P325"/>
      <text:p text:style-name="P326">tar xvzf mysql-connector-java-8.0.21.tar.gz</text:p>
      <text:p text:style-name="P327"/>
      <text:p text:style-name="P328">cd mysql-connector-java-8.0.21/</text:p>
      <text:p text:style-name="P329"/>
      <text:p text:style-name="P330"/>
      <text:p text:style-name="P331"><text:span text:style-name="T332">sudo apt install libmariadb-java</text:span></text:p>
      <text:p text:style-name="P333"/>
      <text:p text:style-name="P334">chown hadoop:hadoop mysql-connector-java-8.0.21.jar</text:p>
      <text:p text:style-name="P335"/>
      <text:p text:style-name="PreformattedText"><text:span text:style-name="T336">sudo ln -s /usr/share/java/mysql-connector-java.jar $HIVE_HOME/lib/mysql-connector-java.jar</text:span></text:p>
      <text:p text:style-name="P337"/>
      <text:p text:style-name="P338">cp mysql-connector-java-8.0.21.jar /home/hadoop/apache-hive-3.1.3-bin/lib</text:p>
      <text:p text:style-name="P339"/>
      <text:p text:style-name="P340">service mysql stop</text:p>
      <text:p text:style-name="P341"/>
      <text:p text:style-name="P342">service mysql start</text:p>
      <text:p text:style-name="P343">service mysql status</text:p>
      <text:p text:style-name="P344"/>
      <text:p text:style-name="P345"/>
      <text:p text:style-name="PreformattedText"><text:span text:style-name="T346">CREATE USER 'hiveuser'@'%' IDENTIFIED BY 'P@ssw0rd';</text:span></text:p>
      <text:p text:style-name="P347">grant all on *.* to <text:s/>'hiveuser'@'%';</text:p>
      <text:p text:style-name="P348"><text:span text:style-name="T349">FLUSH PRIVILEGES;</text:span></text:p>
      <text:p text:style-name="PreformattedText"/>
      <text:p text:style-name="PreformattedText"/>
      <text:p text:style-name="PreformattedText"><text:span text:style-name="T350">GRANT all on *.* to 'hiveuser'@localhost identified by 'P@ssw0rd';</text:span></text:p>
      <text:p text:style-name="P351"/>
      <text:p text:style-name="P352">CREATE USER 'hiveuser'@'localhost' IDENTIFIED BY 'P@ssw0rd';<text:s/></text:p>
      <text:p text:style-name="P353"/>
      <text:p text:style-name="P354">GRANT<text:s/>all<text:s/><text:s/>on *.* TO<text:s/>'hiveuser'@'localhost' WITH GRANT OPTION;</text:p>
      <text:p text:style-name="P355"/>
      <text:p text:style-name="P356"><text:span text:style-name="T357">GRANT ALL PRIVILEGES ON *.* TO '</text:span><text:span text:style-name="T358">hiveusre</text:span><text:span text:style-name="T359">'@'%';</text:span></text:p>
      <text:p text:style-name="P360"/>
      <text:p text:style-name="P361"/>
      <text:p text:style-name="P362"><text:s/>hiveuser</text:p>
      <text:p text:style-name="P363">41.33.165.142</text:p>
      <text:p text:style-name="P364">P@ssw0rd</text:p>
      <text:p text:style-name="P365"/>
      <text:p text:style-name="P366">hadoop-3.3.6/sbin/start-dfs.sh</text:p>
      <text:p text:style-name="P367">hadoop-3.3.6/sbin/start-yarn.sh<text:s/></text:p>
      <text:p text:style-name="P368"/>
      <text:p text:style-name="P369"/>
      <text:p text:style-name="P370">rm -Rf $HIVE_HOME/metastore_db</text:p>
      <text:p text:style-name="P371"/>
      <text:p text:style-name="P372">schematool -initSchema -dbType mysql</text:p>
      <text:p text:style-name="P373"/>
      <text:p text:style-name="P374"><text:span text:style-name="T375">schematool -dbType<text:s/></text:span><text:span text:style-name="T376">mysql</text:span><text:span text:style-name="T377"><text:s/></text:span><text:span text:style-name="T378">-initSchema <text:s/></text:span></text:p>
      <text:p text:style-name="P379"/>
      <text:p text:style-name="P380">hive — service metastore</text:p>
      <text:p text:style-name="P381">hive — service hiveserver2 — hiveconf</text:p>
      <text:p text:style-name="P382">hive</text:p>
      <text:p text:style-name="P383">beeline -u</text:p>
      <text:p text:style-name="P384"/>
      <text:p text:style-name="P385"/>
      <text:p text:style-name="P386"><text:span text:style-name="T387">set<text:s/></text:span><text:span text:style-name="T388">javax.jdo.option.ConnectionURL</text:span><text:span text:style-name="T389">;</text:span></text:p>
      <text:p text:style-name="P390"/>
      <text:p text:style-name="P391">hadoop@ubuntu:~/mysql$ ls mysql-connector-java-8.0.21</text:p>
      <text:p text:style-name="P392"/>
      <text:p text:style-name="P393"><text:span text:style-name="T394">cp mysql-connector-java-8.0.21.jar<text:s/></text:span><text:span text:style-name="T395">$HIVE_HOME/lib</text:span><text:span text:style-name="T396">/</text:span></text:p>
      <text:p text:style-name="P397"/>
      <text:p text:style-name="P398"><text:span text:style-name="T399">sudo ln -s /usr/share/java/mysql-connector-java.jar $HIVE_HOME/lib/mysql-connector-java.jar</text:span></text:p>
      <text:p text:style-name="P400"/>
      <text:p text:style-name="P401">&lt;property&gt;</text:p>
      <text:p text:style-name="P402"><text:s text:c="4"/>&lt;name&gt;javax.jdo.option.ConnectionURL&lt;/name&gt;</text:p>
      <text:p text:style-name="P403"><text:s text:c="4"/>&lt;value&gt;jdbc:mysql://TODO-HIVE-METASTORE-DB-SERVER:TODO-HIVE-METASTORE-DB-PORT/TODO-HIVE-METASTORE-DB-NAME?createDatabaseIfNotExist=true&lt;/value&gt;</text:p>
      <text:p text:style-name="P404"><text:s text:c="4"/>&lt;description&gt;Enter your Hive Metastore Connection URL, for example if MySQL: jdbc:mysql://localhost:3306/mysql?createDatabaseIfNotExist=true&lt;/description&gt; <text:s text:c="3"/></text:p>
      <text:p text:style-name="P405"><text:s text:c="2"/>&lt;/property&gt;</text:p>
      <text:p text:style-name="P406"><text:s text:c="4"/></text:p>
      <text:p text:style-name="P407"><text:s text:c="2"/>&lt;property&gt;</text:p>
      <text:p text:style-name="P408"><text:s text:c="4"/>&lt;name&gt;javax.jdo.option.ConnectionUserName&lt;/name&gt;</text:p>
      <text:p text:style-name="P409"><text:s text:c="4"/>&lt;value&gt;TODO-HIVE-METASTORE-DB-USER-NAME&lt;/value&gt;</text:p>
      <text:p text:style-name="P410"><text:s text:c="4"/>&lt;description&gt;Enter your Hive Metastore database user name.&lt;/description&gt;</text:p>
      <text:p text:style-name="P411"><text:s text:c="2"/>&lt;/property&gt;</text:p>
      <text:p text:style-name="P412"><text:s text:c="2"/></text:p>
      <text:p text:style-name="P413"><text:s text:c="2"/>&lt;property&gt; <text:s text:c="6"/></text:p>
      <text:p text:style-name="P414"><text:s text:c="3"/>&lt;name&gt;javax.jdo.option.ConnectionPassword&lt;/name&gt; <text:s text:c="6"/></text:p>
      <text:p text:style-name="P415"><text:s text:c="3"/>&lt;value&gt;TODO-HIVE-METASTORE-DB-PASSWORD&lt;/value&gt; <text:s/></text:p>
      <text:p text:style-name="P416"><text:s text:c="3"/>&lt;description&gt;Enter your Hive Metastore database password.&lt;/description&gt;</text:p>
      <text:p text:style-name="P417"><text:s text:c="2"/>&lt;/property&gt;</text:p>
      <text:p text:style-name="P418"><text:s text:c="2"/></text:p>
      <text:p text:style-name="P419"><text:s text:c="2"/>&lt;property&gt;</text:p>
      <text:p text:style-name="P420"><text:s text:c="2"/>&lt;name&gt;javax.jdo.option.ConnectionDriverName&lt;/name&gt;</text:p>
      <text:p text:style-name="P421"><text:s text:c="2"/>&lt;value&gt;TODO-HIVE-METASTORE-DB-CONNECTION-DRIVER-NAME&lt;/value&gt;</text:p>
      <text:p text:style-name="P422"><text:s text:c="2"/>&lt;description&gt;Enter your Hive Metastore Connection Driver Name, for example if MySQL: com.mysql.jdbc.Driver&lt;/description&gt;</text:p>
      <text:p text:style-name="P423">&lt;/property&gt;</text:p>
      <text:p text:style-name="P424"/>
      <text:p text:style-name="P425">sudo apt install mariadb-server</text:p>
      <text:p text:style-name="P426"/>
      <text:p text:style-name="PreformattedText"><text:span text:style-name="T427">SOURCE /usr/local/hive/scripts/metastore/upgrade/mysql/hive-schema-3.1.0.mysql.sql;</text:span></text:p>
      <text:p text:style-name="PreformattedText"/>
      <text:p text:style-name="PreformattedText"/>
      <text:p text:style-name="P428"><text:span text:style-name="T429">source hive-schema-&lt;your_version&gt;.mysql.sql;</text:span></text:p>
      <text:p text:style-name="P4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inherit" svg:font-family="inherit" style:font-family-generic="roman" svg:panose-1="0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NumberingSymbols" style:display-name="Numbering Symbols" style:family="text"/>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alt" style:display-name="alt"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tag" style:display-name="tag" style:family="text" style:parent-style-name="DefaultParagraphFont"/>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crayon-e" style:display-name="crayon-e" style:family="text" style:parent-style-name="DefaultParagraphFont"/>
    <style:style style:name="crayon-v" style:display-name="crayon-v" style:family="text" style:parent-style-name="DefaultParagraphFont"/>
    <style:style style:name="crayon-sy" style:display-name="crayon-sy" style:family="text" style:parent-style-name="DefaultParagraphFont"/>
    <style:style style:name="crayon-o" style:display-name="crayon-o" style:family="text" style:parent-style-name="DefaultParagraphFont"/>
    <style:style style:name="crayon-t" style:display-name="crayon-t"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Emphasis" style:display-name="Emphasis" style:family="text" style:parent-style-name="DefaultParagraphFont">
      <style:text-properties fo:font-style="italic" style:font-style-asian="italic" style:font-style-complex="italic"/>
    </style:style>
    <style:style style:name="hljs-keyword" style:display-name="hljs-keyword" style:family="text" style:parent-style-name="DefaultParagraphFont"/>
    <style:style style:name="hljs-operator" style:display-name="hljs-operator" style:family="text" style:parent-style-name="DefaultParagraphFont"/>
    <style:style style:name="hljs-string" style:display-name="hljs-string"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1875in" fo:margin-left="0.1875in" fo:margin-bottom="0.7875in" fo:margin-right="0.33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ministrator</meta:initial-creator>
    <dc:creator>Administrator</dc:creator>
    <meta:creation-date>2023-07-13T13:45:00Z</meta:creation-date>
    <dc:date>2023-07-30T18:04:00Z</dc:date>
    <meta:template xlink:href="Normal.dotm" xlink:type="simple"/>
    <meta:editing-cycles>53</meta:editing-cycles>
    <meta:editing-duration>PT199860S</meta:editing-duration>
    <meta:document-statistic meta:page-count="1" meta:paragraph-count="22" meta:word-count="1668" meta:character-count="11160" meta:row-count="79" meta:non-whitespace-character-count="9514"/>
  </office:meta>
</office:document-meta>
</file>